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32000000258CECDE0CB01CABD1C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3" svg:font-family="'Liberation Sans'" style:font-pitch="variable"/>
    <style:font-face style:name="Liberation Sans12" svg:font-family="'Liberation Sans'" style:font-adornments="Regular" style:font-pitch="variable"/>
    <style:font-face style:name="Liberation Sans9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7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10" svg:font-family="'Liberation Sans'" style:font-family-generic="system" style:font-pitch="variable"/>
    <style:font-face style:name="Liberation Sans11" svg:font-family="'Liberation Sans'" style:font-adornments="Regular" style:font-family-generic="system" style:font-pitch="variable"/>
    <style:font-face style:name="Liberation Sans8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5.69cm"/>
    </style:style>
    <style:style style:name="gr6" style:family="graphic" style:parent-style-name="standard">
      <style:graphic-properties draw:textarea-horizontal-align="justify" draw:textarea-vertical-align="middle" draw:auto-grow-height="false" fo:min-height="1.906cm" fo:min-width="1.656cm"/>
    </style:style>
    <style:style style:name="gr7" style:family="graphic" style:parent-style-name="standard">
      <style:graphic-properties draw:fill="solid" draw:fill-color="#00ff66" draw:textarea-horizontal-align="justify" draw:textarea-vertical-align="middle" draw:auto-grow-height="false" fo:min-height="1.906cm" fo:min-width="1.656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026cm"/>
    </style:style>
    <style:style style:name="gr10" style:family="graphic" style:parent-style-name="objectwithoutfill">
      <style:graphic-properties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11" style:family="graphic" style:parent-style-name="objectwithoutfill">
      <style:graphic-properties svg:stroke-width="0.203cm" svg:stroke-color="#000000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2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1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style:shrink-to-fit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pr7" style:family="presentation" style:parent-style-name="Default-outline1">
      <style:graphic-properties draw:stroke="none" draw:fill="none" fo:min-height="2.127cm"/>
    </style:style>
    <style:style style:name="co1" style:family="table-column">
      <style:table-column-properties style:column-width="6.41cm" style:use-optimal-column-width="false"/>
    </style:style>
    <style:style style:name="co2" style:family="table-column">
      <style:table-column-properties style:column-width="6.423cm" style:use-optimal-column-width="false"/>
    </style:style>
    <style:style style:name="co3" style:family="table-column">
      <style:table-column-properties style:column-width="3.74cm" style:use-optimal-column-width="false"/>
    </style:style>
    <style:style style:name="co4" style:family="table-column">
      <style:table-column-properties style:column-width="3.245cm" style:use-optimal-column-width="false"/>
    </style:style>
    <style:style style:name="co5" style:family="table-column">
      <style:table-column-properties style:column-width="3.776cm" style:use-optimal-column-width="false"/>
    </style:style>
    <style:style style:name="co6" style:family="table-column">
      <style:table-column-properties style:column-width="3.792cm" style:use-optimal-column-width="false"/>
    </style:style>
    <style:style style:name="co7" style:family="table-column">
      <style:table-column-properties style:column-width="6.601cm" style:use-optimal-column-width="false"/>
    </style:style>
    <style:style style:name="co8" style:family="table-column">
      <style:table-column-properties style:column-width="6.611cm" style:use-optimal-column-width="false"/>
    </style:style>
    <style:style style:name="ro1" style:family="table-row">
      <style:table-row-properties style:row-height="3.134cm"/>
    </style:style>
    <style:style style:name="ro2" style:family="table-row">
      <style:table-row-properties style:row-height="3.141cm"/>
    </style:style>
    <style:style style:name="ro3" style:family="table-row">
      <style:table-row-properties style:row-height="1.578cm"/>
    </style:style>
    <style:style style:name="ro4" style:family="table-row">
      <style:table-row-properties style:row-height="1.591cm"/>
    </style:style>
    <style:style style:name="ro5" style:family="table-row">
      <style:table-row-properties style:row-height="1.386cm"/>
    </style:style>
    <style:style style:name="ro6" style:family="table-row">
      <style:table-row-properties style:row-height="3.217cm"/>
    </style:style>
    <style:style style:name="ro7" style:family="table-row">
      <style:table-row-properties style:row-height="3.079cm"/>
    </style:style>
    <style:style style:name="ro8" style:family="table-row">
      <style:table-row-properties style:row-height="4.56cm"/>
    </style:style>
    <style:style style:name="ro9" style:family="table-row">
      <style:table-row-properties style:row-height="3.502cm"/>
    </style:style>
    <style:style style:name="ro10" style:family="table-row">
      <style:table-row-properties style:row-height="4.212cm"/>
    </style:style>
    <style:style style:name="ce1" style:family="table-cell">
      <style:paragraph-properties fo:text-align="center" style:writing-mode="rl-tb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ce2" style:family="table-cell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ce3" style:family="table-cell">
      <style:paragraph-properties fo:text-align="center"/>
      <style:text-properties fo:font-size="32pt" style:font-size-asian="32pt" style:font-size-complex="32pt"/>
    </style:style>
    <style:style style:name="ce4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5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6" style:family="table-cell">
      <style:paragraph-properties fo:text-align="center"/>
      <style:text-properties fo:font-size="30pt" style:font-size-asian="30pt" style:font-size-complex="30pt"/>
    </style:style>
    <style:style style:name="ce7" style:family="table-cell">
      <style:paragraph-properties fo:text-align="center" style:writing-mode="rl-tb"/>
      <style:text-properties fo:font-size="32pt" style:font-size-asian="32pt" style:font-size-complex="32pt"/>
    </style:style>
    <style:style style:name="ce8" style:family="table-cell">
      <style:paragraph-properties fo:text-align="center" style:writing-mode="rl-tb"/>
      <style:text-properties fo:font-size="36pt" style:font-size-asian="36pt" style:font-size-complex="36pt"/>
    </style:style>
    <style:style style:name="ce9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10" style:family="table-cell">
      <style:paragraph-properties fo:text-align="center"/>
      <style:text-properties fo:font-size="36pt" style:font-size-asian="36pt" style:font-size-complex="36pt"/>
    </style:style>
    <style:style style:name="ce11" style:family="table-cell">
      <style:paragraph-properties fo:text-align="center" style:writing-mode="rl-tb"/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ce12" style:family="table-cell">
      <loext:graphic-properties draw:textarea-vertical-align="middle"/>
      <style:paragraph-properties fo:text-align="center" style:writing-mode="rl-tb"/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3" style:family="table-cell">
      <loext:graphic-properties draw:textarea-vertical-align="middle"/>
      <style:paragraph-properties fo:text-align="center" style:writing-mode="rl-tb"/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4" style:family="table-cell">
      <style:paragraph-properties fo:text-align="center" style:writing-mode="rl-tb"/>
      <style:text-properties style:font-name="Liberation Sans4" fo:font-size="32pt" style:font-size-asian="32pt" style:font-name-complex="Liberation Sans4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end" style:writing-mode="rl-tb"/>
      <style:text-properties fo:color="#009900" fo:font-size="36pt" fo:font-style="normal" style:font-size-asian="36pt" style:font-style-asian="normal" style:font-size-complex="36pt" style:font-style-complex="normal"/>
    </style:style>
    <style:style style:name="P14" style:family="paragraph">
      <style:paragraph-properties fo:text-align="center" style:writing-mode="rl-tb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P15" style:family="paragraph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P16" style:family="paragraph">
      <loext:graphic-properties draw:fill="none"/>
      <style:paragraph-properties fo:text-align="end" style:writing-mode="rl-tb"/>
    </style:style>
    <style:style style:name="P17" style:family="paragraph">
      <style:paragraph-properties fo:text-align="end" style:writing-mode="rl-tb"/>
      <style:text-properties fo:color="#009900" fo:font-size="40pt" fo:font-style="normal" style:font-size-asian="40pt" style:font-style-asian="normal" style:font-size-complex="40pt" style:font-style-complex="normal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00ff66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text-properties fo:font-size="26pt"/>
    </style:style>
    <style:style style:name="P22" style:family="paragraph">
      <style:paragraph-properties fo:text-align="end" style:writing-mode="rl-tb"/>
      <style:text-properties fo:color="#0099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P23" style:family="paragraph">
      <style:paragraph-properties fo:margin-left="1.27cm" fo:margin-right="0cm" fo:text-align="end" fo:text-indent="0cm" style:writing-mode="rl-tb"/>
    </style:style>
    <style:style style:name="P24" style:family="paragraph">
      <style:paragraph-properties fo:margin-left="1.27cm" fo:margin-right="0cm" fo:text-align="start" fo:text-indent="0cm" style:writing-mode="lr-tb"/>
    </style:style>
    <style:style style:name="P25" style:family="paragraph">
      <style:paragraph-properties fo:margin-left="0cm" fo:margin-right="0cm" fo:text-align="end" fo:text-indent="0cm" style:writing-mode="rl-tb"/>
    </style:style>
    <style:style style:name="P26" style:family="paragraph">
      <style:paragraph-properties fo:margin-left="0cm" fo:margin-right="0cm" fo:text-indent="0cm" style:writing-mode="lr-tb"/>
    </style:style>
    <style:style style:name="P27" style:family="paragraph">
      <style:paragraph-properties fo:text-align="end" style:writing-mode="rl-tb"/>
      <style:text-properties fo:color="#0099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P28" style:family="paragraph">
      <loext:graphic-properties draw:fill="none"/>
      <style:paragraph-properties fo:margin-left="0cm" fo:margin-right="0cm" fo:text-align="end" fo:text-indent="0cm" style:writing-mode="rl-tb"/>
      <style:text-properties fo:color="#009900" style:font-name="Liberation Sans4" fo:font-size="36pt" style:font-name-asian="David CLM1" style:font-size-asian="36pt" style:font-name-complex="Liberation Sans4" style:font-size-complex="36pt"/>
    </style:style>
    <style:style style:name="P29" style:family="paragraph">
      <style:paragraph-properties fo:text-align="end" style:writing-mode="rl-tb"/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P30" style:family="paragraph">
      <style:paragraph-properties style:writing-mode="rl-tb"/>
      <style:text-properties fo:font-size="48pt" style:font-size-asian="48pt" style:font-size-complex="48pt"/>
    </style:style>
    <style:style style:name="P31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32" style:family="paragraph">
      <style:paragraph-properties fo:text-align="center"/>
      <style:text-properties fo:font-size="32pt" style:font-size-asian="32pt" style:font-size-complex="32pt"/>
    </style:style>
    <style:style style:name="P33" style:family="paragraph">
      <style:paragraph-properties fo:text-align="center" style:writing-mode="rl-tb"/>
      <style:text-properties fo:font-weight="normal" style:font-size-asian="32pt" style:font-weight-asian="normal" style:font-size-complex="32pt" style:font-weight-complex="normal"/>
    </style:style>
    <style:style style:name="P34" style:family="paragraph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P35" style:family="paragraph">
      <style:paragraph-properties fo:text-align="center"/>
      <style:text-properties fo:font-size="30pt" style:font-size-asian="30pt" style:font-size-complex="30pt"/>
    </style:style>
    <style:style style:name="P36" style:family="paragraph">
      <style:paragraph-properties fo:text-align="center" style:writing-mode="rl-tb"/>
      <style:text-properties fo:font-weight="bold" style:font-size-asian="32pt" style:font-weight-asian="bold" style:font-size-complex="32pt" style:font-weight-complex="bold"/>
    </style:style>
    <style:style style:name="P37" style:family="paragraph">
      <style:paragraph-properties fo:text-align="center" style:writing-mode="rl-tb"/>
      <style:text-properties fo:font-size="32pt" style:font-size-asian="32pt" style:font-size-complex="32pt"/>
    </style:style>
    <style:style style:name="P38" style:family="paragraph">
      <style:paragraph-properties fo:text-align="start" style:writing-mode="lr-tb"/>
    </style:style>
    <style:style style:name="P39" style:family="paragraph">
      <loext:graphic-properties draw:fill="none" draw:fill-color="#ffffff"/>
      <style:paragraph-properties style:writing-mode="rl-tb"/>
    </style:style>
    <style:style style:name="P40" style:family="paragraph">
      <style:paragraph-properties fo:text-align="end" style:writing-mode="rl-tb"/>
      <style:text-properties fo:color="#ff0000" fo:font-size="36pt" style:font-size-asian="36pt" style:font-size-complex="36pt"/>
    </style:style>
    <style:style style:name="P41" style:family="paragraph">
      <style:paragraph-properties fo:text-align="center" style:writing-mode="rl-tb"/>
    </style:style>
    <style:style style:name="P42" style:family="paragraph">
      <style:paragraph-properties fo:text-align="center" style:writing-mode="rl-tb"/>
      <style:text-properties fo:font-size="36pt" style:font-size-asian="36pt" style:font-size-complex="36pt"/>
    </style:style>
    <style:style style:name="P43" style:family="paragraph">
      <style:paragraph-properties fo:text-align="center" style:writing-mode="lr-tb"/>
      <style:text-properties fo:font-weight="bold" style:font-size-asian="36pt" style:font-weight-asian="bold" style:font-size-complex="36pt" style:font-weight-complex="bold"/>
    </style:style>
    <style:style style:name="P44" style:family="paragraph">
      <style:paragraph-properties fo:text-align="center" style:writing-mode="lr-tb"/>
      <style:text-properties fo:font-size="36pt" style:font-size-asian="36pt" style:font-size-complex="36pt"/>
    </style:style>
    <style:style style:name="P45" style:family="paragraph">
      <style:paragraph-properties fo:text-align="center" style:writing-mode="lr-tb"/>
      <style:text-properties style:font-size-asian="36pt" style:font-size-complex="36pt"/>
    </style:style>
    <style:style style:name="P46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47" style:family="paragraph">
      <style:paragraph-properties fo:text-align="center" style:writing-mode="rl-tb"/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P48" style:family="paragraph">
      <style:paragraph-properties fo:text-align="center" style:writing-mode="rl-tb"/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49" style:family="paragraph">
      <style:paragraph-properties fo:text-align="center" style:writing-mode="rl-tb"/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50" style:family="paragraph">
      <style:paragraph-properties fo:text-align="center" style:writing-mode="rl-tb"/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51" style:family="paragraph">
      <style:paragraph-properties fo:text-align="center" style:writing-mode="rl-tb"/>
      <style:text-properties style:font-name="Liberation Sans4" fo:font-size="32pt" style:font-size-asian="32pt" style:font-name-complex="Liberation Sans4" style:font-size-complex="32pt"/>
    </style:style>
    <style:style style:name="T1" style:family="text">
      <style:text-properties fo:color="#0000ff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2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style:font-name="Liberation Sans4" fo:font-size="54pt" style:font-size-asian="54pt" style:font-name-complex="Liberation Sans4" style:font-size-complex="54pt"/>
    </style:style>
    <style:style style:name="T8" style:family="text">
      <style:text-properties style:font-name="Liberation Sans4" fo:font-size="54pt" fo:font-weight="bold" style:font-size-asian="54pt" style:font-weight-asian="bold" style:font-name-complex="Liberation Sans4" style:font-size-complex="54pt" style:font-weight-complex="bold"/>
    </style:style>
    <style:style style:name="T9" style:family="text">
      <style:text-properties fo:color="#000099" style:font-name="Liberation Sans4" fo:font-size="40pt" style:font-size-asian="40pt" style:font-name-complex="Liberation Sans4" style:font-size-complex="40pt"/>
    </style:style>
    <style:style style:name="T10" style:family="text">
      <style:text-properties fo:color="#000099" style:font-name="Liberation Sans6" fo:font-size="40pt" style:font-name-asian="Liberation Sans6" style:font-size-asian="40pt" style:font-name-complex="Liberation Sans6" style:font-size-complex="40pt"/>
    </style:style>
    <style:style style:name="T11" style:family="text">
      <style:text-properties fo:color="#990066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2" style:family="text">
      <style:text-properties fo:color="#990066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3" style:family="text">
      <style:text-properties fo:color="#ff3333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4" style:family="text">
      <style:text-properties fo:color="#009900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5" style:family="text">
      <style:text-properties fo:color="#0099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6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7" style:family="text">
      <style:text-properties style:use-window-font-color="true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8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9" style:family="text">
      <style:text-properties style:use-window-font-color="true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20" style:family="text">
      <style:text-properties style:use-window-font-color="true" style:text-position="-33% 58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21" style:family="text">
      <style:text-properties style:use-window-font-color="true" style:font-name="Times New Roman" fo:font-size="36pt" fo:font-style="italic" style:font-name-asian="Liberation Sans6" style:font-size-asian="36pt" style:font-style-asian="italic" style:font-name-complex="Liberation Sans6" style:font-size-complex="36pt" style:font-style-complex="italic"/>
    </style:style>
    <style:style style:name="T22" style:family="text">
      <style:text-properties style:use-window-font-color="true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23" style:family="text">
      <style:text-properties style:use-window-font-color="true" style:font-name="Times New Roman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24" style:family="text">
      <style:text-properties fo:color="#000000" style:font-name="Times New Roman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25" style:family="text">
      <style:text-properties fo:color="#000000" style:text-position="-33% 58%" style:font-name="Times New Roman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26" style:family="text">
      <style:text-properties fo:color="#000000" style:font-name="Times New Roman" fo:font-size="36pt" fo:font-style="italic" style:font-name-asian="Liberation Sans6" style:font-size-asian="36pt" style:font-style-asian="italic" style:font-name-complex="Liberation Sans6" style:font-size-complex="36pt" style:font-style-complex="italic"/>
    </style:style>
    <style:style style:name="T27" style:family="text">
      <style:text-properties fo:color="#000000" style:font-name="Liberation Sans4" fo:font-size="36pt" fo:font-style="normal" style:font-name-asian="Liberation Sans6" style:font-size-asian="36pt" style:font-style-asian="normal" style:font-name-complex="Liberation Sans4" style:font-size-complex="36pt" style:font-style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color="#0000ff" style:font-name="Liberation Sans4" fo:font-size="36pt" fo:font-style="normal" style:font-name-asian="Liberation Sans6" style:font-size-asian="36pt" style:font-style-asian="normal" style:font-name-complex="Liberation Sans4" style:font-size-complex="36pt" style:font-style-complex="normal"/>
    </style:style>
    <style:style style:name="T30" style:family="text">
      <style:text-properties fo:color="#000099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1" style:family="text">
      <style:text-properties fo:color="#000099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32" style:family="text">
      <style:text-properties fo:color="#000099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3" style:family="text">
      <style:text-properties fo:color="#000099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4" style:family="text">
      <style:text-properties fo:font-size="26pt"/>
    </style:style>
    <style:style style:name="T35" style:family="text">
      <style:text-properties fo:color="#0000ff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6" style:family="text">
      <style:text-properties fo:color="#0000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7" style:family="text">
      <style:text-properties fo:color="#00cc33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8" style:family="text">
      <style:text-properties fo:color="#00cc33" style:font-name="Liberation Sans4" fo:font-size="40pt" style:font-size-asian="40pt" style:font-name-complex="Liberation Sans4" style:font-size-complex="40pt"/>
    </style:style>
    <style:style style:name="T39" style:family="text">
      <style:text-properties fo:color="#00cc33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0" style:family="text">
      <style:text-properties fo:color="#0000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41" style:family="text">
      <style:text-properties fo:color="#00cc33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2" style:family="text">
      <style:text-properties fo:color="#00cc33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43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fo:background-color="transparent" style:font-name-asian="David CLM1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330099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30099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30099" style:text-outline="false" style:text-line-through-style="none" style:text-line-through-type="none" style:text-position="-8% 58%" style:font-name="Times New Roman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3333ff" style:font-name="Liberation Sans4" fo:font-size="36pt" style:font-name-asian="David CLM1" style:font-size-asian="36pt" style:font-name-complex="Liberation Sans4" style:font-size-complex="36pt"/>
    </style:style>
    <style:style style:name="T51" style:family="text">
      <style:text-properties style:font-name="Times New Roman" fo:font-size="36pt" style:font-name-asian="David CLM1" style:font-size-asian="36pt" style:font-name-complex="David CLM1" style:font-size-complex="36pt"/>
    </style:style>
    <style:style style:name="T52" style:family="text">
      <style:text-properties style:text-position="-26% 58%" style:font-name="Times New Roman" fo:font-size="36pt" style:font-name-asian="David CLM1" style:font-size-asian="36pt" style:font-name-complex="David CLM1" style:font-size-complex="36pt"/>
    </style:style>
    <style:style style:name="T53" style:family="text">
      <style:text-properties style:font-name="Times New Roman" fo:font-size="36pt" fo:font-style="italic" style:font-name-asian="David CLM1" style:font-size-asian="36pt" style:font-name-complex="David CLM1" style:font-size-complex="36pt" style:font-style-complex="italic"/>
    </style:style>
    <style:style style:name="T54" style:family="text">
      <style:text-properties style:font-name="Times New Roman" fo:font-size="36pt" fo:font-style="normal" style:font-name-asian="David CLM1" style:font-size-asian="36pt" style:font-style-asian="normal" style:font-name-complex="David CLM1" style:font-size-complex="36pt" style:font-style-complex="normal"/>
    </style:style>
    <style:style style:name="T55" style:family="text">
      <style:text-properties style:font-name="Times New Roman" fo:font-size="36pt" fo:font-style="normal" fo:font-weight="bold" style:font-name-asian="David CLM1" style:font-size-asian="36pt" style:font-style-asian="normal" style:font-weight-asian="bold" style:font-name-complex="David CLM1" style:font-size-complex="36pt" style:font-style-complex="normal" style:font-weight-complex="bold"/>
    </style:style>
    <style:style style:name="T56" style:family="text">
      <style:text-properties fo:color="#ff0000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7" style:family="text">
      <style:text-properties fo:color="#009900" style:font-name="Liberation Sans4" fo:font-size="36pt" fo:font-weight="bold" style:font-name-asian="David CLM1" style:font-size-asian="36pt" style:font-weight-asian="bold" style:font-name-complex="Liberation Sans4" style:font-size-complex="36pt" style:font-weight-complex="bold"/>
    </style:style>
    <style:style style:name="T58" style:family="text">
      <style:text-properties fo:color="#009900" style:font-name="Liberation Sans4" fo:font-size="36pt" style:font-name-asian="David CLM1" style:font-size-asian="36pt" style:font-name-complex="Liberation Sans4" style:font-size-complex="36pt"/>
    </style:style>
    <style:style style:name="T59" style:family="text">
      <style:text-properties fo:color="#009900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60" style:family="text">
      <style:text-properties fo:color="#009900" style:font-name="Liberation Sans4" fo:font-size="36pt" fo:font-style="italic" fo:font-weight="normal" style:font-name-asian="David CLM1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1" style:family="text">
      <style:text-properties style:use-window-font-color="true" style:font-name="Liberation Sans4" fo:font-size="36pt" fo:font-style="normal" fo:font-weight="bold" style:font-name-asian="David CLM1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62" style:family="text">
      <style:text-properties style:use-window-font-color="true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fo:background-color="transparent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3333ff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fo:background-color="transparent" style:font-name-asian="David CLM1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style:use-window-font-color="true" style:font-name="Times New Roman" fo:font-size="36pt" fo:font-style="italic" fo:font-weight="normal" style:font-name-asian="David CLM1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avid CLM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fo:background-color="transparent" style:font-name-asian="David CLM1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28pt" fo:font-style="normal" fo:text-shadow="none" style:text-underline-style="none" fo:font-weight="normal" style:letter-kerning="true" fo:background-color="transparent" style:font-name-asian="David CLM1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ff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avid CLM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99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David CLM1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font-name="Liberation Sans4" fo:font-size="48pt" style:font-size-asian="48pt" style:font-name-complex="Liberation Sans4" style:font-size-complex="48pt"/>
    </style:style>
    <style:style style:name="T78" style:family="text">
      <style:text-properties fo:color="#0000ff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79" style:family="text">
      <style:text-properties fo:color="#0000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80" style:family="text">
      <style:text-properties fo:color="#0000ff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81" style:family="text">
      <style:text-properties fo:color="#0000ff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2" style:family="text">
      <style:text-properties fo:color="#00cc33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3" style:family="text">
      <style:text-properties style:use-window-font-color="true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84" style:family="text">
      <style:text-properties fo:color="#000099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85" style:family="text">
      <style:text-properties fo:color="#000099" style:font-name="Liberation Sans4" fo:font-size="28pt" fo:font-style="italic" style:font-size-asian="28pt" style:font-style-asian="italic" style:font-name-complex="Liberation Sans4" style:font-size-complex="28pt" style:font-style-complex="italic"/>
    </style:style>
    <style:style style:name="T86" style:family="text">
      <style:text-properties fo:color="#000099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7" style:family="text">
      <style:text-properties fo:color="#000099" style:font-name="Liberation Sans4" fo:font-size="24pt" fo:font-style="normal" style:font-size-asian="24pt" style:font-style-asian="normal" style:font-name-complex="Liberation Sans4" style:font-size-complex="24pt" style:font-style-complex="normal"/>
    </style:style>
    <style:style style:name="T88" style:family="text">
      <style:text-properties fo:color="#000099" style:font-name="Liberation Sans4" fo:font-size="24pt" fo:font-style="italic" style:font-size-asian="24pt" style:font-style-asian="italic" style:font-name-complex="Liberation Sans4" style:font-size-complex="24pt" style:font-style-complex="italic"/>
    </style:style>
    <style:style style:name="T89" style:family="text">
      <style:text-properties fo:color="#000099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90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91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92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93" style:family="text">
      <style:text-properties fo:font-size="32pt" style:font-size-asian="32pt" style:font-size-complex="32pt"/>
    </style:style>
    <style:style style:name="T94" style:family="text">
      <style:text-properties fo:font-size="32pt" fo:font-weight="normal" style:font-size-asian="32pt" style:font-weight-asian="normal" style:font-size-complex="32pt" style:font-weight-complex="normal"/>
    </style:style>
    <style:style style:name="T95" style:family="text">
      <style:text-properties fo:font-size="32pt" fo:font-weight="bold" style:font-size-asian="32pt" style:font-weight-asian="bold" style:font-size-complex="32pt" style:font-weight-complex="bold"/>
    </style:style>
    <style:style style:name="T96" style:family="text">
      <style:text-properties fo:font-size="30pt" style:font-size-asian="30pt" style:font-size-complex="30pt"/>
    </style:style>
    <style:style style:name="T97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98" style:family="text">
      <style:text-properties fo:color="#0000ff" fo:font-size="36pt" style:font-size-asian="36pt" style:font-size-complex="36pt"/>
    </style:style>
    <style:style style:name="T99" style:family="text">
      <style:text-properties fo:color="#009900" fo:font-size="36pt" style:font-size-asian="36pt" style:font-size-complex="36pt"/>
    </style:style>
    <style:style style:name="T100" style:family="text">
      <style:text-properties fo:color="#990066" fo:font-size="36pt" style:font-size-asian="36pt" style:font-size-complex="36pt"/>
    </style:style>
    <style:style style:name="T101" style:family="text">
      <style:text-properties fo:font-size="36pt" style:font-size-asian="36pt" style:font-size-complex="36pt"/>
    </style:style>
    <style:style style:name="T102" style:family="text">
      <style:text-properties fo:color="#ff0000" fo:font-size="36pt" style:font-size-asian="36pt" style:font-size-complex="36pt"/>
    </style:style>
    <style:style style:name="T103" style:family="text">
      <style:text-properties fo:color="#000099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04" style:family="text">
      <style:text-properties fo:color="#000099" style:font-name="Liberation Sans4" fo:font-size="36pt" style:font-size-asian="36pt" style:font-name-complex="Liberation Sans4" style:font-size-complex="36pt"/>
    </style:style>
    <style:style style:name="T105" style:family="text">
      <style:text-properties fo:color="#000099" style:font-name="Liberation Sans4" fo:font-size="36pt" style:font-name-asian="Liberation Sans6" style:font-size-asian="36pt" style:font-name-complex="Liberation Sans4" style:font-size-complex="36pt"/>
    </style:style>
    <style:style style:name="T106" style:family="text">
      <style:text-properties fo:color="#000099" style:font-name="Liberation Sans4" fo:font-size="22pt" style:font-name-asian="Liberation Sans6" style:font-size-asian="22pt" style:font-name-complex="Liberation Sans4" style:font-size-complex="22pt"/>
    </style:style>
    <style:style style:name="T107" style:family="text">
      <style:text-properties fo:color="#006600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08" style:family="text">
      <style:text-properties fo:color="#006600" style:text-position="-33% 58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09" style:family="text">
      <style:text-properties fo:color="#006600" style:font-name="Liberation Sans4" fo:font-size="36pt" style:font-name-asian="Liberation Sans6" style:font-size-asian="36pt" style:font-name-complex="Liberation Sans4" style:font-size-complex="36pt"/>
    </style:style>
    <style:style style:name="T110" style:family="text">
      <style:text-properties fo:color="#006600" style:font-name="Liberation Sans4" fo:font-size="22pt" style:font-name-asian="Liberation Sans6" style:font-size-asian="22pt" style:font-name-complex="Liberation Sans4" style:font-size-complex="22pt"/>
    </style:style>
    <style:style style:name="T111" style:family="text">
      <style:text-properties fo:color="#77216f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12" style:family="text">
      <style:text-properties fo:color="#77216f" style:text-position="-33% 58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13" style:family="text">
      <style:text-properties fo:color="#77216f" style:font-name="Liberation Sans4" fo:font-size="36pt" style:font-name-asian="Liberation Sans6" style:font-size-asian="36pt" style:font-name-complex="Liberation Sans4" style:font-size-complex="36pt"/>
    </style:style>
    <style:style style:name="T114" style:family="text">
      <style:text-properties fo:color="#77216f" style:font-name="Liberation Sans4" fo:font-size="22pt" style:font-name-asian="Liberation Sans6" style:font-size-asian="22pt" style:font-name-complex="Liberation Sans4" style:font-size-complex="22pt"/>
    </style:style>
    <style:style style:name="T115" style:family="text">
      <style:text-properties fo:color="#ff0000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16" style:family="text">
      <style:text-properties fo:color="#ff0000" style:text-position="-33% 58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17" style:family="text">
      <style:text-properties fo:color="#ff0000" style:font-name="Liberation Sans4" fo:font-size="36pt" style:font-name-asian="Liberation Sans6" style:font-size-asian="36pt" style:font-name-complex="Liberation Sans4" style:font-size-complex="36pt"/>
    </style:style>
    <style:style style:name="T118" style:family="text">
      <style:text-properties fo:color="#ff0000" style:font-name="Liberation Sans4" fo:font-size="24pt" style:font-name-asian="Liberation Sans6" style:font-size-asian="24pt" style:font-name-complex="Liberation Sans4" style:font-size-complex="24pt"/>
    </style:style>
    <style:style style:name="T119" style:family="text">
      <style:text-properties fo:color="#ff0000" style:font-name="Liberation Sans4" fo:font-size="22pt" style:font-name-asian="Liberation Sans6" style:font-size-asian="22pt" style:font-name-complex="Liberation Sans4" style:font-size-complex="22pt"/>
    </style:style>
    <style:style style:name="T120" style:family="text">
      <style:text-properties fo:font-size="36pt" fo:font-weight="bold" style:font-size-asian="36pt" style:font-weight-asian="bold" style:font-size-complex="36pt" style:font-weight-complex="bold"/>
    </style:style>
    <style:style style:name="T121" style:family="text">
      <style:text-properties style:font-name="Liberation Sans4" style:font-name-complex="Liberation Sans4"/>
    </style:style>
    <style:style style:name="T122" style:family="text"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123" style:family="text"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24" style:family="text"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25" style:family="text">
      <style:text-properties style:font-name="Liberation Sans4" fo:font-size="32pt" style:font-size-asian="32pt" style:font-name-complex="Liberation Sans4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</text:span><text:span text:style-name="T1">וק</text:span><text:span text:style-name="T1">ה </text:span><text:span text:style-name="T1">הוג</text:span><text:span text:style-name="T1">נת </text:span><text:span text:style-name="T1">של </text:span><text:span text:style-name="T1">שכ</text:span><text:span text:style-name="T1">ר </text:span><text:span text:style-name="T1">דיר</text:span><text:span text:style-name="T1">ה</text:span><text:span text:style-name="T2"><text:line-break/></text:span><text:span text:style-name="T2">F</text:span><text:span text:style-name="T2">ai</text:span><text:span text:style-name="T2">r </text:span><text:span text:style-name="T2">R</text:span><text:span text:style-name="T2">e</text:span><text:span text:style-name="T2">nt </text:span><text:span text:style-name="T2">Di</text:span><text:span text:style-name="T2">vi</text:span><text:span text:style-name="T2">si</text:span><text:span text:style-name="T2">o</text:span><text:span text:style-name="T2">n</text:span><text:span text:style-name="T3"><text:line-break/></text:span><text:span text:style-name="T3"><text:line-break/></text:span><text:span text:style-name="T4">ארא</text:span><text:span text:style-name="T4">ל </text:span><text:span text:style-name="T4">סגל-</text:span><text:span text:style-name="T4">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</text:span><text:span text:style-name="T5">וּ</text:span><text:span text:style-name="T5">נ</text:span><text:span text:style-name="T5">ְ</text:span><text:span text:style-name="T5">ח</text:span><text:span text:style-name="T5">ַ</text:span><text:span text:style-name="T5">ל</text:span><text:span text:style-name="T5">ְ</text:span><text:span text:style-name="T5">ת</text:span><text:span text:style-name="T5">ֶּ</text:span><text:span text:style-name="T5">ם</text:span><text:span text:style-name="T5"> </text:span><text:span text:style-name="T5">א</text:span><text:span text:style-name="T5">וֹ</text:span><text:span text:style-name="T5">ת</text:span><text:span text:style-name="T5">ָ</text:span><text:span text:style-name="T5">ה</text:span><text:span text:style-name="T5">ּ </text:span><text:span text:style-name="T5">א</text:span><text:span text:style-name="T5">ִי</text:span><text:span text:style-name="T5">ש</text:span><text:span text:style-name="T5">ׁ </text:span><text:span text:style-name="T5">כ</text:span><text:span text:style-name="T5">ְּ</text:span><text:span text:style-name="T5">א</text:span><text:span text:style-name="T5">ָ</text:span><text:span text:style-name="T5">ח</text:span><text:span text:style-name="T5">ִי</text:span><text:span text:style-name="T5">ו</text:span><text:span text:style-name="T5">"</text:span><text:span text:style-name="T6"> </text:span><text:span text:style-name="T6">(י</text:span><text:span text:style-name="T6">חז</text:span><text:span text:style-name="T6">ק</text:span><text:span text:style-name="T6">א</text:span><text:span text:style-name="T6">ל </text:span><text:span text:style-name="T6">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7">חלו</text:span><text:span text:style-name="T7">קת </text:span><text:span text:style-name="T7">שכ</text:span><text:span text:style-name="T7">ר </text:span><text:span text:style-name="T7">דיר</text:span><text:span text:style-name="T7">ה: </text:span><text:span text:style-name="T7">מוד</text:span><text:span text:style-name="T7">ל </text:span><text:span text:style-name="T8">קר</text:span><text:span text:style-name="T8">דינ</text:span><text:span text:style-name="T8">לי</text:span></text:p>
          </draw:text-box>
        </draw:frame>
        <draw:frame presentation:style-name="pr4" draw:text-style-name="P11" draw:layer="layout" svg:width="27.432cm" svg:height="17.697cm" svg:x="0.254cm" svg:y="3.048cm" presentation:class="outline" presentation:user-transformed="true">
          <draw:text-box>
            <text:p xml:id="id1" text:id="id1" text:style-name="P10"><text:span text:style-name="T9">הנחות:</text:span></text:p>
            <text:list text:style-name="L2">
              <text:list-item>
                <text:p xml:id="id2" text:id="id2" text:style-name="P10"><text:span text:style-name="T9">"חדרים סבירים" - כל דייר מייחס ערך כספי לכל חדר, סכום הערכים </text:span><text:span text:style-name="T10">≥</text:span><text:span text:style-name="T9"> מחיר הדירה.</text:span></text:p>
              </text:list-item>
              <text:list-item>
                <text:p xml:id="id3" text:id="id3" text:style-name="P10"><text:span text:style-name="T9">"קוואזי-ליניאריות" - התועלת של דייר שמקבל חדר = ערך החדר פחות המחיר שלו.</text:span></text:p>
              </text:list-item>
              <text:list-item>
                <text:p xml:id="id4" text:id="id4" text:style-name="P10"><text:span text:style-name="T11">הנחת “הדיירים העניים” בדרך-כלל </text:span><text:span text:style-name="T12">לא</text:span><text:span text:style-name="T11"> מתקיימת: </text:span><text:span text:style-name="T13">אם <text:s/>חדר א = </text:span><text:span text:style-name="T13">100</text:span><text:span text:style-name="T13"> <text:s text:c="2"/>וחדר ב = </text:span><text:span text:style-name="T13">50</text:span><text:span text:style-name="T13">, </text:span><text:span text:style-name="T13"><text:line-break/></text:span><text:span text:style-name="T13">נעדיף חדר א במחיר </text:span><text:span text:style-name="T13">5</text:span><text:span text:style-name="T13"> <text:s text:c="4"/>מחדר ב בחינ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7">חלו</text:span><text:span text:style-name="T7">קת </text:span><text:span text:style-name="T7">שכ</text:span><text:span text:style-name="T7">ר </text:span><text:span text:style-name="T7">דיר</text:span><text:span text:style-name="T7">ה: </text:span><text:span text:style-name="T7">סכו</text:span><text:span text:style-name="T7">ם </text:span><text:span text:style-name="T7">הע</text:span><text:span text:style-name="T7">רכי</text:span><text:span text:style-name="T7">ם</text:span></text:p>
          </draw:text-box>
        </draw:frame>
        <draw:frame presentation:style-name="pr4" draw:text-style-name="P13" draw:layer="layout" svg:width="27.432cm" svg:height="18.205cm" svg:x="0.254cm" svg:y="2.115cm" presentation:class="outline" presentation:user-transformed="true">
          <draw:text-box>
            <text:p text:style-name="P10"><text:span text:style-name="T14">משפט </text:span><text:span text:style-name="T14">1</text:span><text:span text:style-name="T15">: </text:span><text:span text:style-name="T16">בכל</text:span><text:span text:style-name="T15"> השמה ללא קנאה, סכום הערכים של </text:span><text:span text:style-name="T15">הדיירים בחדרים שהם גרים בהם הוא מקסימלי.</text:span></text:p>
            <text:p text:style-name="P10"><text:span text:style-name="T17">הוכחה</text:span><text:span text:style-name="T18">: תהי </text:span><text:span text:style-name="T19">X</text:span><text:span text:style-name="T18"> השמת-חדרים ללא קנאה.</text:span><text:span text:style-name="T18"><text:line-break/></text:span><text:span text:style-name="T18">תהי </text:span><text:span text:style-name="T19">Y</text:span><text:span text:style-name="T18"> השמה אחרת כלשהי. לפי הגדרת קנאה, לכל </text:span><text:span text:style-name="T19">i</text:span><text:span text:style-name="T18">:</text:span></text:p>
            <text:p text:style-name="P1"><text:span text:style-name="T19">V</text:span><text:span text:style-name="T20">i</text:span><text:span text:style-name="T19">(X</text:span><text:span text:style-name="T20">i</text:span><text:span text:style-name="T19">) – P(X</text:span><text:span text:style-name="T20">i</text:span><text:span text:style-name="T19">) </text:span><text:span text:style-name="T21">≥</text:span><text:span text:style-name="T19"> V</text:span><text:span text:style-name="T20">i</text:span><text:span text:style-name="T19">(Y</text:span><text:span text:style-name="T20">i</text:span><text:span text:style-name="T19">) – P(Y</text:span><text:span text:style-name="T20">i</text:span><text:span text:style-name="T19">)</text:span></text:p>
            <text:p text:style-name="P10"><text:span text:style-name="T18">נסכום על כל הדיירים, </text:span><text:span text:style-name="T19">i</text:span><text:span text:style-name="T18"> בין </text:span><text:span text:style-name="T22">1</text:span><text:span text:style-name="T18"> ל-</text:span><text:span text:style-name="T19">n</text:span><text:span text:style-name="T18">:</text:span></text:p>
            <text:p text:style-name="P1"><text:span text:style-name="T23">∑</text:span><text:span text:style-name="T23">(</text:span><text:span text:style-name="T24">V</text:span><text:span text:style-name="T25">i</text:span><text:span text:style-name="T24">(X</text:span><text:span text:style-name="T25">i</text:span><text:span text:style-name="T24">) – P(X</text:span><text:span text:style-name="T25">i</text:span><text:span text:style-name="T24">)) </text:span><text:span text:style-name="T26">≥</text:span><text:span text:style-name="T24"> ∑(V</text:span><text:span text:style-name="T25">i</text:span><text:span text:style-name="T24">(Y</text:span><text:span text:style-name="T25">i</text:span><text:span text:style-name="T24">) – P(Y</text:span><text:span text:style-name="T25">i</text:span><text:span text:style-name="T24">))</text:span></text:p>
            <text:p text:style-name="P1"><text:span text:style-name="T24">∑</text:span><text:span text:style-name="T24">V</text:span><text:span text:style-name="T25">i</text:span><text:span text:style-name="T24">(X</text:span><text:span text:style-name="T25">i</text:span><text:span text:style-name="T24">) – ∑P(X</text:span><text:span text:style-name="T25">i</text:span><text:span text:style-name="T24">) </text:span><text:span text:style-name="T26">≥</text:span><text:span text:style-name="T24"> ∑V</text:span><text:span text:style-name="T25">i</text:span><text:span text:style-name="T24">(Y</text:span><text:span text:style-name="T25">i</text:span><text:span text:style-name="T24">) – ∑P(Y</text:span><text:span text:style-name="T25">i</text:span><text:span text:style-name="T24">)</text:span></text:p>
            <text:p text:style-name="P10"><text:span text:style-name="T27">בשני הצדדים, סכום המחירים שווה למחיר הדירה:</text:span></text:p>
            <text:p text:style-name="P1"><text:span text:style-name="T24">∑</text:span><text:span text:style-name="T24">V</text:span><text:span text:style-name="T25">i</text:span><text:span text:style-name="T24">(X</text:span><text:span text:style-name="T25">i</text:span><text:span text:style-name="T24">) </text:span><text:span text:style-name="T26">≥</text:span><text:span text:style-name="T24"> ∑V</text:span><text:span text:style-name="T25">i</text:span><text:span text:style-name="T24">(Y</text:span><text:span text:style-name="T25">i</text:span><text:span text:style-name="T24">) 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7">חלו</text:span><text:span text:style-name="T7">קת </text:span><text:span text:style-name="T7">שכ</text:span><text:span text:style-name="T7">ר </text:span><text:span text:style-name="T7">דיר</text:span><text:span text:style-name="T7">ה: </text:span><text:span text:style-name="T7">סכו</text:span><text:span text:style-name="T7">ם </text:span><text:span text:style-name="T7">הע</text:span><text:span text:style-name="T7">רכי</text:span><text:span text:style-name="T7">ם</text:span></text:p>
          </draw:text-box>
        </draw:frame>
        <draw:frame presentation:style-name="pr4" draw:text-style-name="P13" draw:layer="layout" svg:width="27.432cm" svg:height="18.205cm" svg:x="0.254cm" svg:y="2.115cm" presentation:class="outline" presentation:user-transformed="true">
          <draw:text-box>
            <text:p text:style-name="P10"><text:span text:style-name="T14">משפט </text:span><text:span text:style-name="T14">2</text:span><text:span text:style-name="T15">: ל</text:span><text:span text:style-name="T16">כל</text:span><text:span text:style-name="T15"> השמה הממקסמת את סכום הערכים, </text:span><text:span text:style-name="T15">קיים וקטור-מחירים כך שההשמה ללא קנאה.</text:span></text:p>
            <text:p text:style-name="P10"><text:span text:style-name="T17">הוכחה</text:span><text:span text:style-name="T18">: בקורס אחר.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.322cm" svg:y="-0.452cm" presentation:class="title" presentation:user-transformed="true">
          <draw:text-box>
            <text:p text:style-name="P8"><text:span text:style-name="T7">מיק</text:span><text:span text:style-name="T7">סום </text:span><text:span text:style-name="T7">סכו</text:span><text:span text:style-name="T7">ם </text:span><text:span text:style-name="T7">הע</text:span><text:span text:style-name="T7">רכי</text:span><text:span text:style-name="T7">ם</text:span></text:p>
          </draw:text-box>
        </draw:frame>
        <draw:frame draw:style-name="standard" draw:layer="layout" svg:width="25.652cm" svg:height="12.542cm" svg:x="0.958cm" svg:y="8.0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סלון</text:p>
              </table:table-cell>
              <table:table-cell>
                <text:p text:style-name="P14">חדר</text:p>
              </table:table-cell>
              <table:table-cell>
                <text:p text:style-name="P14">מרתף</text:p>
              </table:table-cell>
              <table:table-cell/>
            </table:table-row>
            <table:table-row table:style-name="ro1" table:default-cell-style-name="ce1">
              <table:table-cell>
                <text:p text:style-name="P14"><text:span text:style-name="T28">35</text:span></text:p>
              </table:table-cell>
              <table:table-cell table:style-name="ce2">
                <text:p text:style-name="P15">40</text:p>
              </table:table-cell>
              <table:table-cell table:style-name="ce2">
                <text:p text:style-name="P15">25</text:p>
              </table:table-cell>
              <table:table-cell>
                <text:p text:style-name="P14">איה</text:p>
              </table:table-cell>
            </table:table-row>
            <table:table-row table:style-name="ro1" table:default-cell-style-name="ce1">
              <table:table-cell table:style-name="ce2">
                <text:p text:style-name="P15">35</text:p>
              </table:table-cell>
              <table:table-cell>
                <text:p text:style-name="P14"><text:span text:style-name="T28">60</text:span></text:p>
              </table:table-cell>
              <table:table-cell table:style-name="ce2">
                <text:p text:style-name="P15">40</text:p>
              </table:table-cell>
              <table:table-cell>
                <text:p text:style-name="P14">בתיה</text:p>
              </table:table-cell>
            </table:table-row>
            <table:table-row table:style-name="ro2" table:default-cell-style-name="ce1">
              <table:table-cell table:style-name="ce2">
                <text:p text:style-name="P15">25</text:p>
              </table:table-cell>
              <table:table-cell table:style-name="ce2">
                <text:p text:style-name="P15">40</text:p>
              </table:table-cell>
              <table:table-cell>
                <text:p text:style-name="P14"><text:span text:style-name="T28">20</text:span></text:p>
              </table:table-cell>
              <table:table-cell>
                <text:p text:style-name="P14">גילה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6" draw:layer="layout" svg:width="26.88cm" svg:height="5.94cm" svg:x="0.762cm" svg:y="1.934cm">
          <draw:text-box>
            <text:p text:style-name="P10"><text:span text:style-name="T29">מסקנ</text:span><text:span text:style-name="T29">ה: </text:span><text:span text:style-name="T30">כדי </text:span><text:span text:style-name="T30">למצו</text:span><text:span text:style-name="T30">א </text:span><text:span text:style-name="T30">חלוק</text:span><text:span text:style-name="T30">ת </text:span><text:span text:style-name="T30">שכ"ד </text:span><text:span text:style-name="T30">ללא </text:span><text:span text:style-name="T30">קנאה, </text:span><text:span text:style-name="T30">צריך </text:span><text:span text:style-name="T30">למצו</text:span><text:span text:style-name="T30">א </text:span><text:span text:style-name="T31">השמ</text:span><text:span text:style-name="T31">ה </text:span><text:span text:style-name="T31">ממק</text:span><text:span text:style-name="T31">סמת-</text:span><text:span text:style-name="T31">סכום</text:span><text:span text:style-name="T31">-ערכי</text:span><text:span text:style-name="T31">ם</text:span><text:span text:style-name="T30">.</text:span></text:p>
            <text:p text:style-name="P10"><text:span text:style-name="T30"/></text:p>
            <text:p text:style-name="P10"><text:span text:style-name="T30">דוגמה</text:span><text:span text:style-name="T30">: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</text:span><text:span text:style-name="T7">וך </text:span><text:span text:style-name="T7">עם </text:span><text:span text:style-name="T7">מש</text:span><text:span text:style-name="T7">קל </text:span><text:span text:style-name="T7">מק</text:span><text:span text:style-name="T7">סימ</text:span><text:span text:style-name="T7">לי</text:span></text:p>
          </draw:text-box>
        </draw:frame>
        <draw:frame presentation:style-name="pr4" draw:text-style-name="P17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0"><text:span text:style-name="T32">הקלט</text:span><text:span text:style-name="T33">: גרף דו-צדדי עם משקלים על </text:span><text:span text:style-name="T33">הקשתות:</text:span></text:p>
              </text:list-item>
            </text:list>
          </draw:text-box>
        </draw:frame>
        <draw:custom-shape draw:style-name="gr6" draw:text-style-name="P18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0" draw:layer="layout" svg:x1="19.05cm" svg:y1="10.922cm" svg:x2="9.144cm" svg:y2="10.922cm">
          <text:p/>
        </draw:line>
        <draw:line draw:style-name="gr8" draw:text-style-name="P20" draw:layer="layout" svg:x1="19.05cm" svg:y1="11.43cm" svg:x2="9.144cm" svg:y2="14.478cm">
          <text:p/>
        </draw:line>
        <draw:line draw:style-name="gr8" draw:text-style-name="P20" draw:layer="layout" svg:x1="19.304cm" svg:y1="11.938cm" svg:x2="9.144cm" svg:y2="17.78cm">
          <text:p/>
        </draw:line>
        <draw:line draw:style-name="gr8" draw:text-style-name="P20" draw:layer="layout" svg:x1="19.05cm" svg:y1="14.732cm" svg:x2="9.144cm" svg:y2="11.43cm">
          <text:p/>
        </draw:line>
        <draw:line draw:style-name="gr8" draw:text-style-name="P20" draw:layer="layout" svg:x1="19.05cm" svg:y1="14.986cm" svg:x2="9.144cm" svg:y2="14.986cm">
          <text:p/>
        </draw:line>
        <draw:line draw:style-name="gr8" draw:text-style-name="P20" draw:layer="layout" svg:x1="19.05cm" svg:y1="15.24cm" svg:x2="9.144cm" svg:y2="18.542cm">
          <text:p/>
        </draw:line>
        <draw:line draw:style-name="gr8" draw:text-style-name="P20" draw:layer="layout" svg:x1="19.05cm" svg:y1="18.542cm" svg:x2="9.144cm" svg:y2="18.796cm">
          <text:p/>
        </draw:line>
        <draw:line draw:style-name="gr8" draw:text-style-name="P20" draw:layer="layout" svg:x1="19.05cm" svg:y1="18.034cm" svg:x2="9.144cm" svg:y2="15.24cm">
          <text:p/>
        </draw:line>
        <draw:line draw:style-name="gr8" draw:text-style-name="P20" draw:layer="layout" svg:x1="19.304cm" svg:y1="17.526cm" svg:x2="8.89cm" svg:y2="11.938cm">
          <text:p/>
        </draw:line>
        <draw:frame draw:style-name="gr9" draw:text-style-name="P21" draw:layer="layout" svg:width="1.526cm" svg:height="1.276cm" svg:x="17.78cm" svg:y="10.154cm">
          <draw:text-box>
            <text:p><text:span text:style-name="T34">25</text:span></text:p>
          </draw:text-box>
        </draw:frame>
        <draw:frame draw:style-name="gr9" draw:text-style-name="P21" draw:layer="layout" svg:width="1.526cm" svg:height="1.276cm" svg:x="16.941cm" svg:y="11.212cm">
          <draw:text-box>
            <text:p><text:span text:style-name="T34">40</text:span></text:p>
          </draw:text-box>
        </draw:frame>
        <draw:frame draw:style-name="gr9" draw:text-style-name="P21" draw:layer="layout" svg:width="1.526cm" svg:height="1.276cm" svg:x="17.782cm" svg:y="11.932cm">
          <draw:text-box>
            <text:p><text:span text:style-name="T34">35</text:span></text:p>
          </draw:text-box>
        </draw:frame>
        <draw:frame draw:style-name="gr9" draw:text-style-name="P21" draw:layer="layout" svg:width="1.526cm" svg:height="1.276cm" svg:x="17.272cm" svg:y="13.71cm">
          <draw:text-box>
            <text:p><text:span text:style-name="T34">40</text:span></text:p>
          </draw:text-box>
        </draw:frame>
        <draw:frame draw:style-name="gr9" draw:text-style-name="P21" draw:layer="layout" svg:width="1.526cm" svg:height="1.276cm" svg:x="16.004cm" svg:y="14.224cm">
          <draw:text-box>
            <text:p><text:span text:style-name="T34">60</text:span></text:p>
          </draw:text-box>
        </draw:frame>
        <draw:frame draw:style-name="gr9" draw:text-style-name="P21" draw:layer="layout" svg:width="1.526cm" svg:height="1.276cm" svg:x="17.274cm" svg:y="14.986cm">
          <draw:text-box>
            <text:p><text:span text:style-name="T34">35</text:span></text:p>
          </draw:text-box>
        </draw:frame>
        <draw:frame draw:style-name="gr9" draw:text-style-name="P21" draw:layer="layout" svg:width="1.526cm" svg:height="1.276cm" svg:x="17.78cm" svg:y="16.256cm">
          <draw:text-box>
            <text:p><text:span text:style-name="T34">20</text:span></text:p>
          </draw:text-box>
        </draw:frame>
        <draw:frame draw:style-name="gr9" draw:text-style-name="P21" draw:layer="layout" svg:width="1.526cm" svg:height="1.276cm" svg:x="16.256cm" svg:y="17.018cm">
          <draw:text-box>
            <text:p><text:span text:style-name="T34">40</text:span></text:p>
          </draw:text-box>
        </draw:frame>
        <draw:frame draw:style-name="gr9" draw:text-style-name="P21" draw:layer="layout" svg:width="1.526cm" svg:height="1.276cm" svg:x="17.526cm" svg:y="18.034cm">
          <draw:text-box>
            <text:p><text:span text:style-name="T34">25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</text:span><text:span text:style-name="T7">וך </text:span><text:span text:style-name="T7">עם </text:span><text:span text:style-name="T7">מש</text:span><text:span text:style-name="T7">קל </text:span><text:span text:style-name="T7">מק</text:span><text:span text:style-name="T7">סימ</text:span><text:span text:style-name="T7">לי</text:span></text:p>
          </draw:text-box>
        </draw:frame>
        <draw:frame presentation:style-name="pr4" draw:text-style-name="P17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0"><text:span text:style-name="T35">הפלט</text:span><text:span text:style-name="T36">: שידוך מושלם שמשקלו גדול ביותר:</text:span></text:p>
              </text:list-item>
            </text:list>
          </draw:text-box>
        </draw:frame>
        <draw:custom-shape draw:style-name="gr6" draw:text-style-name="P18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0" draw:layer="layout" svg:x1="19.05cm" svg:y1="10.922cm" svg:x2="9.144cm" svg:y2="10.922cm">
          <text:p/>
        </draw:line>
        <draw:line draw:style-name="gr8" draw:text-style-name="P20" draw:layer="layout" svg:x1="19.05cm" svg:y1="11.43cm" svg:x2="9.144cm" svg:y2="14.478cm">
          <text:p/>
        </draw:line>
        <draw:line draw:style-name="gr10" draw:text-style-name="P20" draw:layer="layout" svg:x1="19.304cm" svg:y1="11.938cm" svg:x2="9.144cm" svg:y2="17.78cm">
          <text:p/>
        </draw:line>
        <draw:line draw:style-name="gr8" draw:text-style-name="P20" draw:layer="layout" svg:x1="19.05cm" svg:y1="14.732cm" svg:x2="9.144cm" svg:y2="11.43cm">
          <text:p/>
        </draw:line>
        <draw:line draw:style-name="gr10" draw:text-style-name="P20" draw:layer="layout" svg:x1="19.05cm" svg:y1="14.986cm" svg:x2="9.144cm" svg:y2="14.986cm">
          <text:p/>
        </draw:line>
        <draw:line draw:style-name="gr8" draw:text-style-name="P20" draw:layer="layout" svg:x1="19.05cm" svg:y1="15.24cm" svg:x2="9.144cm" svg:y2="18.542cm">
          <text:p/>
        </draw:line>
        <draw:line draw:style-name="gr8" draw:text-style-name="P20" draw:layer="layout" svg:x1="19.05cm" svg:y1="18.542cm" svg:x2="9.144cm" svg:y2="18.796cm">
          <text:p/>
        </draw:line>
        <draw:line draw:style-name="gr8" draw:text-style-name="P20" draw:layer="layout" svg:x1="19.05cm" svg:y1="18.034cm" svg:x2="9.144cm" svg:y2="15.24cm">
          <text:p/>
        </draw:line>
        <draw:line draw:style-name="gr10" draw:text-style-name="P20" draw:layer="layout" svg:x1="19.304cm" svg:y1="17.526cm" svg:x2="8.89cm" svg:y2="11.938cm">
          <text:p/>
        </draw:line>
        <draw:frame draw:style-name="gr9" draw:text-style-name="P21" draw:layer="layout" svg:width="1.526cm" svg:height="1.276cm" svg:x="17.78cm" svg:y="10.154cm">
          <draw:text-box>
            <text:p><text:span text:style-name="T34">25</text:span></text:p>
          </draw:text-box>
        </draw:frame>
        <draw:frame draw:style-name="gr9" draw:text-style-name="P21" draw:layer="layout" svg:width="1.526cm" svg:height="1.276cm" svg:x="16.941cm" svg:y="11.212cm">
          <draw:text-box>
            <text:p><text:span text:style-name="T34">40</text:span></text:p>
          </draw:text-box>
        </draw:frame>
        <draw:frame draw:style-name="gr9" draw:text-style-name="P21" draw:layer="layout" svg:width="1.526cm" svg:height="1.276cm" svg:x="17.782cm" svg:y="11.932cm">
          <draw:text-box>
            <text:p><text:span text:style-name="T34">35</text:span></text:p>
          </draw:text-box>
        </draw:frame>
        <draw:frame draw:style-name="gr9" draw:text-style-name="P21" draw:layer="layout" svg:width="1.526cm" svg:height="1.276cm" svg:x="17.272cm" svg:y="13.71cm">
          <draw:text-box>
            <text:p><text:span text:style-name="T34">40</text:span></text:p>
          </draw:text-box>
        </draw:frame>
        <draw:frame draw:style-name="gr9" draw:text-style-name="P21" draw:layer="layout" svg:width="1.526cm" svg:height="1.276cm" svg:x="16.004cm" svg:y="14.224cm">
          <draw:text-box>
            <text:p><text:span text:style-name="T34">60</text:span></text:p>
          </draw:text-box>
        </draw:frame>
        <draw:frame draw:style-name="gr9" draw:text-style-name="P21" draw:layer="layout" svg:width="1.526cm" svg:height="1.276cm" svg:x="17.274cm" svg:y="14.986cm">
          <draw:text-box>
            <text:p><text:span text:style-name="T34">35</text:span></text:p>
          </draw:text-box>
        </draw:frame>
        <draw:frame draw:style-name="gr9" draw:text-style-name="P21" draw:layer="layout" svg:width="1.526cm" svg:height="1.276cm" svg:x="17.78cm" svg:y="16.256cm">
          <draw:text-box>
            <text:p><text:span text:style-name="T34">20</text:span></text:p>
          </draw:text-box>
        </draw:frame>
        <draw:frame draw:style-name="gr9" draw:text-style-name="P21" draw:layer="layout" svg:width="1.526cm" svg:height="1.276cm" svg:x="16.256cm" svg:y="17.018cm">
          <draw:text-box>
            <text:p><text:span text:style-name="T34">40</text:span></text:p>
          </draw:text-box>
        </draw:frame>
        <draw:frame draw:style-name="gr9" draw:text-style-name="P21" draw:layer="layout" svg:width="1.526cm" svg:height="1.276cm" svg:x="17.526cm" svg:y="18.034cm">
          <draw:text-box>
            <text:p><text:span text:style-name="T34">25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</text:span><text:span text:style-name="T7">וך </text:span><text:span text:style-name="T7">עם </text:span><text:span text:style-name="T7">מש</text:span><text:span text:style-name="T7">קל </text:span><text:span text:style-name="T7">מק</text:span><text:span text:style-name="T7">סימ</text:span><text:span text:style-name="T7">לי</text:span></text:p>
          </draw:text-box>
        </draw:frame>
        <draw:frame presentation:style-name="pr4" draw:text-style-name="P22" draw:layer="layout" svg:width="28.002cm" svg:height="14.986cm" svg:x="0cm" svg:y="4.064cm" presentation:class="outline" presentation:user-transformed="true">
          <draw:text-box>
            <text:list text:style-name="L2">
              <text:list-item>
                <text:p text:style-name="P10"><text:span text:style-name="T37">הבעיה ידועה בשמות שונים:</text:span></text:p>
                <text:list>
                  <text:list-item>
                    <text:p text:style-name="P10"><text:span text:style-name="T37">בעיית ההשמה – </text:span><text:span text:style-name="T37">Assignment problem</text:span></text:p>
                  </text:list-item>
                  <text:list-item>
                    <text:p text:style-name="P10"><text:span text:style-name="T37">שידוך עם משקל מקסימלי – </text:span><text:span text:style-name="T37"><text:line-break/></text:span><text:span text:style-name="T37">Maximum-weight matching</text:span></text:p>
                  </text:list-item>
                </text:list>
              </text:list-item>
              <text:list-item>
                <text:p text:style-name="P10"><text:span text:style-name="T36">יש הרבה אלגוריתמים יעילים לפתרון הבעיה.</text:span></text:p>
                <text:list>
                  <text:list-item>
                    <text:p text:style-name="P10"><text:span text:style-name="T36">למשל: </text:span><text:span text:style-name="T36"><text:a xlink:href="https://en.wikipedia.org/wiki/Hungarian_algorithm" xlink:type="simple">האלגוריתם ההונגרי</text:a></text:span><text:span text:style-name="T36">– </text:span><text:span text:style-name="T36">Munkres </text:span><text:span text:style-name="T36">algorithm</text:span><text:span text:style-name="T36">.</text:span></text:p>
                  </text:list-item>
                  <text:list-item>
                    <text:p text:style-name="P10"><text:span text:style-name="T36">ראו בקורס מתקדם לאלגוריתמים בגרפים.</text:span></text:p>
                  </text:list-item>
                </text:list>
              </text:list-item>
              <text:list-item>
                <text:p text:style-name="P10"><text:span text:style-name="T38">קיים מימוש בספריית </text:span><text:span text:style-name="T39">networkx</text:span><text:span text:style-name="T38"> בפייתון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</text:span><text:span text:style-name="T7">וך </text:span><text:span text:style-name="T7">עם </text:span><text:span text:style-name="T7">מש</text:span><text:span text:style-name="T7">קל </text:span><text:span text:style-name="T7">מק</text:span><text:span text:style-name="T7">סימ</text:span><text:span text:style-name="T7">לי</text:span></text:p>
          </draw:text-box>
        </draw:frame>
        <draw:frame presentation:style-name="pr4" draw:text-style-name="P22" draw:layer="layout" svg:width="28.002cm" svg:height="14.986cm" svg:x="0cm" svg:y="4.064cm" presentation:class="outline" presentation:user-transformed="true">
          <draw:text-box>
            <text:list text:style-name="L2">
              <text:list-item>
                <text:p text:style-name="P10"><text:span text:style-name="T36">מספר השידוכים האפשריים: המון </text:span><text:span text:style-name="T40">(כמה?)</text:span><text:span text:style-name="T36">.</text:span></text:p>
              </text:list-item>
              <text:list-item>
                <text:p text:style-name="P10"><text:span text:style-name="T36">יש הרבה אלגוריתמים יעילים לפתרון הבעיה.</text:span></text:p>
                <text:list>
                  <text:list-item>
                    <text:p text:style-name="P10"><text:span text:style-name="T36">למשל: האלגוריתם ההונגרי.</text:span></text:p>
                  </text:list-item>
                </text:list>
              </text:list-item>
              <text:list-item>
                <text:p text:style-name="P10"><text:span text:style-name="T41">אנחנו נראה איך להפוך אותה ל</text:span><text:span text:style-name="T42">בעיית </text:span><text:span text:style-name="T42">אופטימיזציה</text:span><text:span text:style-name="T41"> שאפשר לפתור בפייתון.</text:span></text:p>
              </text:list-item>
              <text:list-item>
                <text:p text:style-name="P23"><text:span text:style-name="T43">לכל </text:span><text:span text:style-name="T44">קשת </text:span><text:span text:style-name="T43">בגרף</text:span><text:span text:style-name="T45"> </text:span><text:span text:style-name="T43">(בין </text:span><text:span text:style-name="T45"><text:s/></text:span><text:span text:style-name="T43">i</text:span><text:span text:style-name="T43"> ל</text:span><text:span text:style-name="T45"> </text:span><text:span text:style-name="T43">j</text:span><text:span text:style-name="T43">), יהיה </text:span><text:span text:style-name="T44">משתנה</text:span><text:span text:style-name="T46"> </text:span><text:span text:style-name="T47">x[i,j]</text:span><text:span text:style-name="T43">: </text:span><text:span text:style-name="T43"><text:line-break/></text:span><text:span text:style-name="T45">1</text:span><text:span text:style-name="T43"> - </text:span><text:span text:style-name="T45">אם הקשת בשידוך, </text:span><text:span text:style-name="T45">0</text:span><text:span text:style-name="T43"> - </text:span><text:span text:style-name="T48">אם הקשת לא </text:span><text:span text:style-name="T48">בשידוך.</text:span></text:p>
              </text:list-item>
            </text:list>
            <text:p text:style-name="P24"><text:span text:style-name="T47">For all i: Sum </text:span><text:span text:style-name="T49">j</text:span><text:span text:style-name="T47"> x[i,j] = 1; <text:s text:c="3"/>For all j: Sum </text:span><text:span text:style-name="T49">i</text:span><text:span text:style-name="T47"> x[i,j] = </text:span><text:span text:style-name="T47">1</text:span></text:p>
            <text:list text:continue-numbering="true" text:style-name="L2">
              <text:list-item>
                <text:p text:style-name="P23"><text:span text:style-name="T44">המשקל הכולל</text:span><text:span text:style-name="T43"> של שידוך: <text:s text:c="3"/></text:span><text:span text:style-name="T47">Sum</text:span><text:span text:style-name="T49">i,j</text:span><text:span text:style-name="T47"> <text:s/>w[i,j] * </text:span><text:span text:style-name="T47">x[i,j]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</text:span><text:span text:style-name="T7">וך </text:span><text:span text:style-name="T7">עם </text:span><text:span text:style-name="T7">מש</text:span><text:span text:style-name="T7">קל </text:span><text:span text:style-name="T7">מק</text:span><text:span text:style-name="T7">סימ</text:span><text:span text:style-name="T7">לי - </text:span><text:span text:style-name="T7">תוכ</text:span><text:span text:style-name="T7">נית</text:span></text:p>
          </draw:text-box>
        </draw:frame>
        <draw:frame presentation:style-name="pr4" draw:text-style-name="P13" draw:layer="layout" svg:width="28.002cm" svg:height="15.748cm" svg:x="0cm" svg:y="4.064cm" presentation:class="outline" presentation:user-transformed="true">
          <draw:text-box>
            <text:p text:style-name="P25"><text:span text:style-name="T50">לסיכום, זו התוכנית שיש לפתור:</text:span></text:p>
            <text:p text:style-name="P26"><text:span text:style-name="T51">Maximize <text:s text:c="3"/>Sum </text:span><text:span text:style-name="T52">i,j</text:span><text:span text:style-name="T51"> <text:s/>w[i,j] * x[i,j]</text:span></text:p>
            <text:p text:style-name="P26"><text:span text:style-name="T51">Such that <text:s text:c="4"/>For all i: <text:s/>Sum</text:span><text:span text:style-name="T52">j</text:span><text:span text:style-name="T51"> x[i,j] = 1 <text:s/></text:span><text:span text:style-name="T51"><text:line-break/></text:span><text:span text:style-name="T51"> <text:s text:c="19"/>For all j: <text:s/>Sum</text:span><text:span text:style-name="T52">i</text:span><text:span text:style-name="T51"> x[i,j] = 1</text:span></text:p>
            <text:p text:style-name="P26"><text:span text:style-name="T51"><text:s text:c="20"/></text:span><text:span text:style-name="T51">For all i,j: <text:s/>1 </text:span><text:span text:style-name="T53">≥</text:span><text:span text:style-name="T51"> x[i,j] </text:span><text:span text:style-name="T53">≥ 0</text:span></text:p>
            <text:p text:style-name="P26"><text:span text:style-name="T51"><text:s text:c="20"/></text:span><text:span text:style-name="T51">For all i,j: <text:s/>x[i,j]</text:span><text:span text:style-name="T54"> in </text:span><text:span text:style-name="T55">Z</text:span></text:p>
            <text:p text:style-name="P25"><text:span text:style-name="T56">הבעיה היחידה היא האילוץ האחרון – </text:span><text:span text:style-name="T56"><text:line-break/></text:span><text:span text:style-name="T56"> <text:s text:c="9"/>כל המשתנים חייבים להיות מספרים שלמים.</text:span></text:p>
            <text:p text:style-name="P25"><text:span text:style-name="T56">אופטימיזציה עם משתנים שלמים היא בעיה </text:span><text:span text:style-name="T56">NP</text:span><text:span text:style-name="T56">-</text:span><text:span text:style-name="T56">קשה!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</text:span><text:span text:style-name="T7">וך </text:span><text:span text:style-name="T7">עם </text:span><text:span text:style-name="T7">מש</text:span><text:span text:style-name="T7">קל </text:span><text:span text:style-name="T7">מק</text:span><text:span text:style-name="T7">סימ</text:span><text:span text:style-name="T7">לי - </text:span><text:span text:style-name="T7">תוכ</text:span><text:span text:style-name="T7">נית</text:span></text:p>
          </draw:text-box>
        </draw:frame>
        <draw:frame presentation:style-name="pr4" draw:text-style-name="P27" draw:layer="layout" svg:width="28.002cm" svg:height="15.748cm" svg:x="0cm" svg:y="4.064cm" presentation:class="outline" presentation:user-transformed="true">
          <draw:text-box>
            <text:p text:style-name="P25"><text:span text:style-name="T57">משפט</text:span><text:span text:style-name="T58">:</text:span><text:span text:style-name="T59"> בבעיית מציאת שידוך מקסימלי דו-צדדי,</text:span><text:span text:style-name="T59"><text:line-break/></text:span><text:span text:style-name="T60">אם </text:span><text:span text:style-name="T59">קיים פתרון אופטימלי עם משתנים לא שלמים,</text:span><text:span text:style-name="T59"><text:line-break/></text:span><text:span text:style-name="T60">אז </text:span><text:span text:style-name="T59">קיים פתרון אופטימלי שבו כל המשתנים שלמים.</text:span></text:p>
            <text:p text:style-name="P25"><text:span text:style-name="T61">הוכחה</text:span><text:span text:style-name="T62">: </text:span><text:span text:style-name="T63">יהי </text:span><text:span text:style-name="T64">x</text:span><text:span text:style-name="T64"> </text:span><text:span text:style-name="T63">פתרון אופטימלי עם משתנים </text:span><text:span text:style-name="T63">"שבורים".</text:span><text:span text:style-name="T63"><text:line-break/></text:span><text:span text:style-name="T63">נבחר משתנה אחד שבור - </text:span><text:span text:style-name="T65">x[i1, j2]</text:span><text:span text:style-name="T64">. </text:span><text:span text:style-name="T64"><text:line-break/></text:span><text:span text:style-name="T63">סכום המשתנים הסמוכים לצומת </text:span><text:span text:style-name="T64">j2</text:span><text:span text:style-name="T64"> הוא שלם.</text:span><text:span text:style-name="T64"><text:line-break/></text:span><text:span text:style-name="T64">לכן חייב להיות משתנה שבור נוסף – </text:span><text:span text:style-name="T65">x[i3,j2]</text:span><text:span text:style-name="T64">.</text:span><text:span text:style-name="T64"><text:line-break/></text:span><text:span text:style-name="T64">לכן חיייב להיות משתנה שבור נוסף - </text:span><text:span text:style-name="T65">x[i3,j4]</text:span><text:span text:style-name="T64">. </text:span><text:span text:style-name="T64"><text:line-break/></text:span><text:span text:style-name="T63">מספר המשתנים סופי ← יש "מעגל" משתנים </text:span><text:span text:style-name="T63">שבורים.</text:span><text:span text:style-name="T63"><text:line-break/></text:span><text:span text:style-name="T63"/></text:p>
          </draw:text-box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</text:span><text:span text:style-name="T7">וך </text:span><text:span text:style-name="T7">עם </text:span><text:span text:style-name="T7">מש</text:span><text:span text:style-name="T7">קל </text:span><text:span text:style-name="T7">מק</text:span><text:span text:style-name="T7">סימ</text:span><text:span text:style-name="T7">לי - </text:span><text:span text:style-name="T7">דוג</text:span><text:span text:style-name="T7">מה</text:span></text:p>
          </draw:text-box>
        </draw:frame>
        <draw:custom-shape draw:style-name="gr6" draw:text-style-name="P18" draw:layer="layout" svg:width="3.048cm" svg:height="3.048cm" svg:x="6.097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3.048cm" svg:height="3.048cm" svg:x="6.097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3.048cm" svg:height="3.048cm" svg:x="6.097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3.048cm" svg:height="3.048cm" svg:x="19.051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3.048cm" svg:height="3.048cm" svg:x="19.051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3.048cm" svg:height="3.048cm" svg:x="19.051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0" draw:layer="layout" svg:x1="19.051cm" svg:y1="10.923cm" svg:x2="9.145cm" svg:y2="10.923cm">
          <text:p/>
        </draw:line>
        <draw:line draw:style-name="gr8" draw:text-style-name="P20" draw:layer="layout" svg:x1="19.051cm" svg:y1="11.431cm" svg:x2="9.145cm" svg:y2="14.479cm">
          <text:p/>
        </draw:line>
        <draw:line draw:style-name="gr11" draw:text-style-name="P20" draw:layer="layout" svg:x1="19.305cm" svg:y1="11.939cm" svg:x2="9.145cm" svg:y2="17.781cm">
          <text:p/>
        </draw:line>
        <draw:line draw:style-name="gr8" draw:text-style-name="P20" draw:layer="layout" svg:x1="19.051cm" svg:y1="14.733cm" svg:x2="9.145cm" svg:y2="11.431cm">
          <text:p/>
        </draw:line>
        <draw:line draw:style-name="gr8" draw:text-style-name="P20" draw:layer="layout" svg:x1="19.051cm" svg:y1="14.987cm" svg:x2="9.145cm" svg:y2="14.987cm">
          <text:p/>
        </draw:line>
        <draw:line draw:style-name="gr8" draw:text-style-name="P20" draw:layer="layout" svg:x1="19.051cm" svg:y1="15.241cm" svg:x2="9.145cm" svg:y2="18.543cm">
          <text:p/>
        </draw:line>
        <draw:line draw:style-name="gr11" draw:text-style-name="P20" draw:layer="layout" svg:x1="19.051cm" svg:y1="18.543cm" svg:x2="9.145cm" svg:y2="18.797cm">
          <text:p/>
        </draw:line>
        <draw:line draw:style-name="gr8" draw:text-style-name="P20" draw:layer="layout" svg:x1="19.051cm" svg:y1="18.035cm" svg:x2="9.145cm" svg:y2="15.241cm">
          <text:p/>
        </draw:line>
        <draw:line draw:style-name="gr11" draw:text-style-name="P20" draw:layer="layout" svg:x1="19.305cm" svg:y1="17.527cm" svg:x2="8.891cm" svg:y2="11.939cm">
          <text:p/>
        </draw:line>
        <draw:frame draw:style-name="gr12" draw:text-style-name="P21" draw:layer="layout" svg:width="1.78cm" svg:height="1.276cm" svg:x="13.716cm" svg:y="10.16cm">
          <draw:text-box>
            <text:p><text:span text:style-name="T34">0.1</text:span></text:p>
          </draw:text-box>
        </draw:frame>
        <draw:frame draw:style-name="gr13" draw:text-style-name="P21" draw:layer="layout" svg:width="1.27cm" svg:height="1.276cm" svg:x="16.079cm" svg:y="11.448cm">
          <draw:text-box>
            <text:p><text:span text:style-name="T34">0</text:span></text:p>
          </draw:text-box>
        </draw:frame>
        <draw:frame draw:style-name="gr12" draw:text-style-name="P21" draw:layer="layout" svg:width="1.78cm" svg:height="1.276cm" svg:x="17.018cm" svg:y="12.186cm">
          <draw:text-box>
            <text:p><text:span text:style-name="T34">0.9</text:span></text:p>
          </draw:text-box>
        </draw:frame>
        <draw:frame draw:style-name="gr12" draw:text-style-name="P21" draw:layer="layout" svg:width="1.78cm" svg:height="1.276cm" svg:x="17.273cm" svg:y="13.711cm">
          <draw:text-box>
            <text:p><text:span text:style-name="T34">0.2</text:span></text:p>
          </draw:text-box>
        </draw:frame>
        <draw:frame draw:style-name="gr12" draw:text-style-name="P21" draw:layer="layout" svg:width="1.78cm" svg:height="1.276cm" svg:x="16.005cm" svg:y="14.225cm">
          <draw:text-box>
            <text:p><text:span text:style-name="T34">0.8</text:span></text:p>
          </draw:text-box>
        </draw:frame>
        <draw:frame draw:style-name="gr14" draw:text-style-name="P21" draw:layer="layout" svg:width="1.014cm" svg:height="1.276cm" svg:x="17.275cm" svg:y="14.987cm">
          <draw:text-box>
            <text:p><text:span text:style-name="T34">0</text:span></text:p>
          </draw:text-box>
        </draw:frame>
        <draw:frame draw:style-name="gr12" draw:text-style-name="P21" draw:layer="layout" svg:width="1.78cm" svg:height="1.276cm" svg:x="17.271cm" svg:y="16.263cm">
          <draw:text-box>
            <text:p><text:span text:style-name="T34">0.7</text:span></text:p>
          </draw:text-box>
        </draw:frame>
        <draw:frame draw:style-name="gr12" draw:text-style-name="P21" draw:layer="layout" svg:width="1.78cm" svg:height="1.276cm" svg:x="15.494cm" svg:y="16.759cm">
          <draw:text-box>
            <text:p><text:span text:style-name="T34">0.2</text:span></text:p>
          </draw:text-box>
        </draw:frame>
        <draw:frame draw:style-name="gr12" draw:text-style-name="P21" draw:layer="layout" svg:width="1.78cm" svg:height="1.276cm" svg:x="13.97cm" svg:y="18.035cm">
          <draw:text-box>
            <text:p><text:span text:style-name="T34">0.1</text:span></text:p>
          </draw:text-box>
        </draw:frame>
        <draw:frame presentation:style-name="pr7" draw:text-style-name="P28" draw:layer="layout" svg:width="27.172cm" svg:height="5.933cm" svg:x="0.26cm" svg:y="3.719cm">
          <draw:text-box>
            <text:p text:style-name="P25"><text:span text:style-name="T66">בגרף </text:span><text:span text:style-name="T66">למטה </text:span><text:span text:style-name="T66">מצוייר </text:span><text:span text:style-name="T66">מעגל </text:span><text:span text:style-name="T66">של </text:span><text:span text:style-name="T66">משתנ</text:span><text:span text:style-name="T66">ים </text:span><text:span text:style-name="T66">"שבור</text:span><text:span text:style-name="T66">ים".</text:span></text:p>
            <text:p text:style-name="P25"><text:span text:style-name="T66">במעג</text:span><text:span text:style-name="T66">ל </text:span><text:span text:style-name="T66">מספר </text:span><text:span text:style-name="T66">זוגי </text:span><text:span text:style-name="T66">של </text:span><text:span text:style-name="T66">קשתו</text:span><text:span text:style-name="T66">ת – כי </text:span><text:span text:style-name="T66">הגרף </text:span><text:span text:style-name="T66">דו-צד</text:span><text:span text:style-name="T66">די: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</text:span><text:span text:style-name="T7">וך </text:span><text:span text:style-name="T7">עם </text:span><text:span text:style-name="T7">מש</text:span><text:span text:style-name="T7">קל </text:span><text:span text:style-name="T7">מק</text:span><text:span text:style-name="T7">סימ</text:span><text:span text:style-name="T7">לי - </text:span><text:span text:style-name="T7">דוג</text:span><text:span text:style-name="T7">מה</text:span></text:p>
          </draw:text-box>
        </draw:frame>
        <draw:custom-shape draw:style-name="gr6" draw:text-style-name="P18" draw:layer="layout" svg:width="3.048cm" svg:height="3.048cm" svg:x="6.097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3.048cm" svg:height="3.048cm" svg:x="6.097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8" draw:layer="layout" svg:width="3.048cm" svg:height="3.048cm" svg:x="6.097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3.048cm" svg:height="3.048cm" svg:x="19.051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3.048cm" svg:height="3.048cm" svg:x="19.051cm" svg:y="13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9" draw:layer="layout" svg:width="3.048cm" svg:height="3.048cm" svg:x="19.051cm" svg:y="1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0" draw:layer="layout" svg:x1="19.051cm" svg:y1="10.923cm" svg:x2="9.145cm" svg:y2="10.923cm">
          <text:p/>
        </draw:line>
        <draw:line draw:style-name="gr8" draw:text-style-name="P20" draw:layer="layout" svg:x1="19.051cm" svg:y1="11.431cm" svg:x2="9.145cm" svg:y2="14.479cm">
          <text:p/>
        </draw:line>
        <draw:line draw:style-name="gr11" draw:text-style-name="P20" draw:layer="layout" svg:x1="19.305cm" svg:y1="11.939cm" svg:x2="9.145cm" svg:y2="17.781cm">
          <text:p/>
        </draw:line>
        <draw:line draw:style-name="gr8" draw:text-style-name="P20" draw:layer="layout" svg:x1="19.051cm" svg:y1="14.733cm" svg:x2="9.145cm" svg:y2="11.431cm">
          <text:p/>
        </draw:line>
        <draw:line draw:style-name="gr8" draw:text-style-name="P20" draw:layer="layout" svg:x1="19.051cm" svg:y1="14.987cm" svg:x2="9.145cm" svg:y2="14.987cm">
          <text:p/>
        </draw:line>
        <draw:line draw:style-name="gr8" draw:text-style-name="P20" draw:layer="layout" svg:x1="19.051cm" svg:y1="15.241cm" svg:x2="9.145cm" svg:y2="18.543cm">
          <text:p/>
        </draw:line>
        <draw:line draw:style-name="gr11" draw:text-style-name="P20" draw:layer="layout" svg:x1="19.051cm" svg:y1="18.543cm" svg:x2="9.145cm" svg:y2="18.797cm">
          <text:p/>
        </draw:line>
        <draw:line draw:style-name="gr8" draw:text-style-name="P20" draw:layer="layout" svg:x1="19.051cm" svg:y1="18.035cm" svg:x2="9.145cm" svg:y2="15.241cm">
          <text:p/>
        </draw:line>
        <draw:line draw:style-name="gr11" draw:text-style-name="P20" draw:layer="layout" svg:x1="19.305cm" svg:y1="17.527cm" svg:x2="8.891cm" svg:y2="11.939cm">
          <text:p/>
        </draw:line>
        <draw:frame draw:style-name="gr14" draw:text-style-name="P21" draw:layer="layout" svg:width="1.014cm" svg:height="1.276cm" svg:x="13.716cm" svg:y="10.16cm">
          <draw:text-box>
            <text:p><text:span text:style-name="T34">0</text:span></text:p>
          </draw:text-box>
        </draw:frame>
        <draw:frame draw:style-name="gr13" draw:text-style-name="P21" draw:layer="layout" svg:width="1.27cm" svg:height="1.276cm" svg:x="16.079cm" svg:y="11.448cm">
          <draw:text-box>
            <text:p><text:span text:style-name="T34">0</text:span></text:p>
          </draw:text-box>
        </draw:frame>
        <draw:frame draw:style-name="gr14" draw:text-style-name="P21" draw:layer="layout" svg:width="1.014cm" svg:height="1.276cm" svg:x="17.018cm" svg:y="12.186cm">
          <draw:text-box>
            <text:p><text:span text:style-name="T34">1</text:span></text:p>
          </draw:text-box>
        </draw:frame>
        <draw:frame draw:style-name="gr12" draw:text-style-name="P21" draw:layer="layout" svg:width="1.78cm" svg:height="1.276cm" svg:x="17.273cm" svg:y="13.711cm">
          <draw:text-box>
            <text:p><text:span text:style-name="T34">0.2</text:span></text:p>
          </draw:text-box>
        </draw:frame>
        <draw:frame draw:style-name="gr12" draw:text-style-name="P21" draw:layer="layout" svg:width="1.78cm" svg:height="1.276cm" svg:x="16.005cm" svg:y="14.225cm">
          <draw:text-box>
            <text:p><text:span text:style-name="T34">0.8</text:span></text:p>
          </draw:text-box>
        </draw:frame>
        <draw:frame draw:style-name="gr14" draw:text-style-name="P21" draw:layer="layout" svg:width="1.014cm" svg:height="1.276cm" svg:x="17.275cm" svg:y="14.987cm">
          <draw:text-box>
            <text:p><text:span text:style-name="T34">0</text:span></text:p>
          </draw:text-box>
        </draw:frame>
        <draw:frame draw:style-name="gr12" draw:text-style-name="P21" draw:layer="layout" svg:width="1.78cm" svg:height="1.276cm" svg:x="17.271cm" svg:y="16.263cm">
          <draw:text-box>
            <text:p><text:span text:style-name="T34">0.8</text:span></text:p>
          </draw:text-box>
        </draw:frame>
        <draw:frame draw:style-name="gr12" draw:text-style-name="P21" draw:layer="layout" svg:width="1.78cm" svg:height="1.276cm" svg:x="15.494cm" svg:y="16.759cm">
          <draw:text-box>
            <text:p><text:span text:style-name="T34">0.2</text:span></text:p>
          </draw:text-box>
        </draw:frame>
        <draw:frame draw:style-name="gr14" draw:text-style-name="P21" draw:layer="layout" svg:width="1.014cm" svg:height="1.276cm" svg:x="13.97cm" svg:y="18.035cm">
          <draw:text-box>
            <text:p><text:span text:style-name="T34">0</text:span></text:p>
          </draw:text-box>
        </draw:frame>
        <draw:frame presentation:style-name="pr7" draw:text-style-name="P28" draw:layer="layout" svg:width="27.172cm" svg:height="5.933cm" svg:x="0.26cm" svg:y="3.72cm">
          <draw:text-box>
            <text:p text:style-name="P25"><text:span text:style-name="T66">מכל </text:span><text:span text:style-name="T66">קשת </text:span><text:span text:style-name="T67">איזוגי</text:span><text:span text:style-name="T67">ת </text:span><text:span text:style-name="T66">במעג</text:span><text:span text:style-name="T66">ל – </text:span><text:span text:style-name="T66">נוריד </text:span><text:span text:style-name="T66">e</text:span><text:span text:style-name="T66">.</text:span><text:span text:style-name="T66"><text:line-break/></text:span><text:span text:style-name="T66">לכל </text:span><text:span text:style-name="T66">קשת </text:span><text:span text:style-name="T67">זוגית </text:span><text:span text:style-name="T66">במעג</text:span><text:span text:style-name="T66">ל – </text:span><text:span text:style-name="T66">נוסיף </text:span><text:span text:style-name="T66">e</text:span><text:span text:style-name="T66">.</text:span><text:span text:style-name="T66"><text:line-break/></text:span><text:span text:style-name="T68">נבחר </text:span><text:span text:style-name="T68">את </text:span><text:span text:style-name="T68">e</text:span><text:span text:style-name="T68"> </text:span><text:span text:style-name="T68">כך </text:span><text:span text:style-name="T68">שמש</text:span><text:span text:style-name="T68">תנה </text:span><text:span text:style-name="T68">אחד </text:span><text:span text:style-name="T68">לפחו</text:span><text:span text:style-name="T68">ת </text:span><text:span text:style-name="T68">יהפוך </text:span><text:span text:style-name="T68">לשלם</text:span><text:span text:style-name="T68">, </text:span><text:span text:style-name="T68">והשא</text:span><text:span text:style-name="T68">ר </text:span><text:span text:style-name="T68">יישאר</text:span><text:span text:style-name="T68">ו בין </text:span><text:span text:style-name="T68">0</text:span><text:span text:style-name="T68"> </text:span><text:span text:style-name="T68">ל-</text:span><text:span text:style-name="T68">1</text:span><text:span text:style-name="T68"> </text:span><text:span text:style-name="T68">(בדוג</text:span><text:span text:style-name="T68">מה </text:span><text:span text:style-name="T68">למטה </text:span><text:span text:style-name="T68">e=0.1</text:span><text:span text:style-name="T68">):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</text:span><text:span text:style-name="T7">וך </text:span><text:span text:style-name="T7">עם </text:span><text:span text:style-name="T7">מש</text:span><text:span text:style-name="T7">קל </text:span><text:span text:style-name="T7">מק</text:span><text:span text:style-name="T7">סימ</text:span><text:span text:style-name="T7">לי - </text:span><text:span text:style-name="T7">הש</text:span><text:span text:style-name="T7">למ</text:span><text:span text:style-name="T7">ה</text:span></text:p>
          </draw:text-box>
        </draw:frame>
        <draw:frame presentation:style-name="pr4" draw:text-style-name="P27" draw:layer="layout" svg:width="28.002cm" svg:height="15.748cm" svg:x="0cm" svg:y="4.064cm" presentation:class="outline" presentation:user-transformed="true">
          <draw:text-box>
            <text:p text:style-name="P25"><text:span text:style-name="T57">משפט</text:span><text:span text:style-name="T58">:</text:span><text:span text:style-name="T59"> בבעיית מציאת שידוך מקסימלי דו-צדדי,</text:span><text:span text:style-name="T59"><text:line-break/></text:span><text:span text:style-name="T60">אם </text:span><text:span text:style-name="T59">קיים פתרון אופטימלי עם משתנים לא שלמים,</text:span><text:span text:style-name="T59"><text:line-break/></text:span><text:span text:style-name="T60">אז </text:span><text:span text:style-name="T59">קיים פתרון אופטימלי שבו כל המשתנים שלמים.</text:span></text:p>
            <text:p text:style-name="P25"><text:span text:style-name="T69">הוכחה</text:span><text:span text:style-name="T63"> [המשך]: הורדנו </text:span><text:span text:style-name="T70">e</text:span><text:span text:style-name="T63"> מקשתות איזוגיות והוספנו </text:span><text:span text:style-name="T71">e</text:span><text:span text:style-name="T62"> </text:span><text:span text:style-name="T62">לקשתות זוגיות. התוצאה:</text:span></text:p>
            <text:list text:style-name="L2">
              <text:list-item>
                <text:p text:style-name="P25"><text:span text:style-name="T62">סכום המשתנים ליד כל צומת נשאר </text:span><text:span text:style-name="T62">1</text:span><text:span text:style-name="T62">.</text:span></text:p>
              </text:list-item>
              <text:list-item>
                <text:p text:style-name="P25"><text:span text:style-name="T63">הפתרון עדיין אופטימלי – אילו ערך הפתרון היה </text:span><text:span text:style-name="T63">נמוך יותר, היה אפשר להוסיף מינוס </text:span><text:span text:style-name="T70">e</text:span><text:span text:style-name="T63"> ולקבל פתרון </text:span><text:span text:style-name="T63">עם ערך גבוה יותר, בסתירה לאופטימליות של </text:span><text:span text:style-name="T70">x</text:span><text:span text:style-name="T63">.</text:span></text:p>
              </text:list-item>
            </text:list>
            <text:p text:style-name="P25"><text:span text:style-name="T63">אם נמשיך כך, כל המשתנים השבורים יהפכו </text:span><text:span text:style-name="T63">לשלמים!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7">שיד</text:span><text:span text:style-name="T7">וך </text:span><text:span text:style-name="T7">עם </text:span><text:span text:style-name="T7">מש</text:span><text:span text:style-name="T7">קל </text:span><text:span text:style-name="T7">מק</text:span><text:span text:style-name="T7">סימ</text:span><text:span text:style-name="T7">לי - </text:span><text:span text:style-name="T7">חלו</text:span><text:span text:style-name="T7">פות</text:span></text:p>
          </draw:text-box>
        </draw:frame>
        <draw:frame presentation:style-name="pr4" draw:text-style-name="P29" draw:layer="layout" svg:width="28.002cm" svg:height="15.748cm" svg:x="0cm" svg:y="4.064cm" presentation:class="outline" presentation:user-transformed="true">
          <draw:text-box>
            <text:p text:style-name="P25"><text:span text:style-name="T72">יש עוד אלגוריתמים לפתרון בעיית ההשמה. </text:span><text:span text:style-name="T72">לדוגמה: </text:span><text:span text:style-name="T73">האלגוריתם ההונגרי</text:span><text:span text:style-name="T72">.</text:span></text:p>
            <text:p text:style-name="P25"><text:span text:style-name="T74"><text:a xlink:href="https://en.wikipedia.org/wiki/Hungarian_algorithm" xlink:type="simple">https://en.wikipedia.org/wiki/Hungarian_algorithm</text:a></text:span></text:p>
            <text:p text:style-name="P25"><text:span text:style-name="T75">רוב המימושים שלו (ראו בתחתית העמוד) </text:span><text:span text:style-name="T75">דורשים מאות שורות קוד.</text:span></text:p>
            <text:p text:style-name="P25"><text:span text:style-name="T76">לעומת זאת, פתרון בעיית האופטימיזציה </text:span><text:span text:style-name="T76">הליניארית דורש בערך </text:span><text:span text:style-name="T76">10</text:span><text:span text:style-name="T76"> שורות קוד.</text:span></text:p>
            <text:p text:style-name="P25"><text:span text:style-name="T72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9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30" draw:layer="layout" svg:width="28.002cm" svg:height="3.603cm" svg:x="0cm" svg:y="0cm" presentation:class="title" presentation:user-transformed="true">
          <draw:text-box>
            <text:p text:style-name="P8"><text:span text:style-name="T77">חלו</text:span><text:span text:style-name="T77">קת </text:span><text:span text:style-name="T77">שכר</text:span><text:span text:style-name="T77">-דיר</text:span><text:span text:style-name="T77">ה – </text:span><text:span text:style-name="T77">קבי</text:span><text:span text:style-name="T77">עת </text:span><text:span text:style-name="T77">המ</text:span><text:span text:style-name="T77">חירי</text:span><text:span text:style-name="T77">ם</text:span></text:p>
          </draw:text-box>
        </draw:frame>
        <draw:frame presentation:style-name="pr4" draw:text-style-name="P17" draw:layer="layout" svg:width="28.002cm" svg:height="16.935cm" svg:x="0cm" svg:y="4.064cm" presentation:class="outline" presentation:user-transformed="true">
          <draw:text-box>
            <text:list text:style-name="L2">
              <text:list-item>
                <text:p text:style-name="P10"><text:span text:style-name="T11">מצאנו השמה ממקסמת-ערכים. צריך לקבוע </text:span><text:span text:style-name="T11">מחירים כך שההשמה תהיה ללא קנאה, וסכום </text:span><text:span text:style-name="T11">המחירים יהיה שווה לשכר-הדירה. </text:span><text:span text:style-name="T12">איך? </text:span></text:p>
              </text:list-item>
              <text:list-item>
                <text:p text:style-name="P10"><text:span text:style-name="T41">אפשר לפתור בעיית אופטימיזציה!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30" draw:layer="layout" svg:width="28.002cm" svg:height="3.603cm" svg:x="0cm" svg:y="0cm" presentation:class="title" presentation:user-transformed="true">
          <draw:text-box>
            <text:p text:style-name="P8"><text:span text:style-name="T77">חלו</text:span><text:span text:style-name="T77">קת </text:span><text:span text:style-name="T77">שכר</text:span><text:span text:style-name="T77">-דיר</text:span><text:span text:style-name="T77">ה – </text:span><text:span text:style-name="T77">קבי</text:span><text:span text:style-name="T77">עת </text:span><text:span text:style-name="T77">המ</text:span><text:span text:style-name="T77">חירי</text:span><text:span text:style-name="T77">ם</text:span></text:p>
          </draw:text-box>
        </draw:frame>
        <draw:frame presentation:style-name="pr4" draw:text-style-name="P17" draw:layer="layout" svg:width="28.002cm" svg:height="16.935cm" svg:x="-0.254cm" svg:y="3.385cm" presentation:class="outline" presentation:user-transformed="true">
          <draw:text-box>
            <text:list text:style-name="L2">
              <text:list-item>
                <text:p text:style-name="P10"><text:span text:style-name="T78">קובעים את המחיר של חדר </text:span><text:span text:style-name="T79">j</text:span><text:span text:style-name="T78"> ל-</text:span><text:span text:style-name="T79">x</text:span><text:span text:style-name="T80">j</text:span><text:span text:style-name="T80">.</text:span></text:p>
              </text:list-item>
              <text:list-item>
                <text:p text:style-name="P10"><text:span text:style-name="T81">משוים את סכום המחירים למחיר הכולל של </text:span><text:span text:style-name="T81">הדירה.</text:span></text:p>
              </text:list-item>
              <text:list-item>
                <text:p text:style-name="P10"><text:span text:style-name="T81">מחלקים את העודף / גירעון שווה בשווה בין כולם.</text:span></text:p>
              </text:list-item>
              <text:list-item>
                <text:p text:style-name="P10"><text:span text:style-name="T82">קיבלנו חלוקה ללא קנאה!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text-style-name="P30" draw:layer="layout" svg:width="28.002cm" svg:height="3.603cm" svg:x="0cm" svg:y="0cm" presentation:class="title" presentation:user-transformed="true">
          <draw:text-box>
            <text:p text:style-name="P8"><text:span text:style-name="T77">חלו</text:span><text:span text:style-name="T77">קת </text:span><text:span text:style-name="T77">שכר</text:span><text:span text:style-name="T77">-דיר</text:span><text:span text:style-name="T77">ה – </text:span><text:span text:style-name="T77">מימו</text:span><text:span text:style-name="T77">שים </text:span><text:span text:style-name="T77">והדג</text:span><text:span text:style-name="T77">מות</text:span></text:p>
          </draw:text-box>
        </draw:frame>
        <draw:frame presentation:style-name="pr4" draw:text-style-name="P17" draw:layer="layout" svg:width="28.002cm" svg:height="16.935cm" svg:x="-0.254cm" svg:y="3.385cm" presentation:class="outline" presentation:user-transformed="true">
          <draw:text-box>
            <text:list text:style-name="L2">
              <text:list-header>
                <text:p text:style-name="P10"><text:span text:style-name="T81"/></text:p>
              </text:list-header>
              <text:list-item>
                <text:p text:style-name="P10"><text:span text:style-name="T83">גליון אלקטרוני </text:span><text:span text:style-name="T83">rent-division.ods</text:span><text:span text:style-name="T83"> (אלגוריתם </text:span><text:span text:style-name="T83">הונגרי)</text:span></text:p>
              </text:list-item>
              <text:list-item>
                <text:p text:style-name="P10"><text:span text:style-name="T84">אתר לקבוצות רכישה <text:s/></text:span><text:span text:style-name="T85"><text:a xlink:href="http://tora.us.fm/fairness/home/" xlink:type="simple">http://tora.us.fm/fairness/home/</text:a></text:span></text:p>
              </text:list-item>
              <text:list-item>
                <text:p text:style-name="P10"><text:span text:style-name="T86">אתר לחלוקת ירושות <text:s/></text:span><text:span text:style-name="T87"><text:s/></text:span><text:span text:style-name="T88"><text:a xlink:href="http://tora.us.fm/fairness/home/ab.html" xlink:type="simple">http://tora.us.fm/fairness/home/ab.html</text:a></text:span></text:p>
              </text:list-item>
              <text:list-item>
                <text:p text:style-name="P10"><text:span text:style-name="T89">אלג. גל-מש-פרוקצ’יה-זיק: <text:s text:c="2"/></text:span><text:span text:style-name="T88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8.002cm" svg:height="2.54cm" svg:x="0cm" svg:y="0cm" presentation:class="title" presentation:user-transformed="true">
          <draw:text-box>
            <text:p text:style-name="P8"><text:span text:style-name="T77">חלו</text:span><text:span text:style-name="T77">קת </text:span><text:span text:style-name="T77">שכר</text:span><text:span text:style-name="T77">-דיר</text:span><text:span text:style-name="T77">ה – </text:span><text:span text:style-name="T77">בעיי</text:span><text:span text:style-name="T77">ת </text:span><text:span text:style-name="T77">הטר</text:span><text:span text:style-name="T77">מפי</text:span><text:span text:style-name="T77">סט</text:span></text:p>
          </draw:text-box>
        </draw:frame>
        <draw:frame presentation:style-name="pr4" draw:text-style-name="P31" draw:layer="layout" svg:width="16.764cm" svg:height="6.096cm" svg:x="10.922cm" svg:y="2.54cm" presentation:class="outline" presentation:user-transformed="true">
          <draw:text-box>
            <text:p text:style-name="P10"><text:span text:style-name="T90">משפט</text:span><text:span text:style-name="T91">: במודל הקרדינלי, ייתכן ש</text:span><text:span text:style-name="T90">בכל </text:span><text:span text:style-name="T91">חלוקה ללא </text:span><text:span text:style-name="T91">קנאה, אחד הדיירים ישלם מחיר שלילי </text:span><text:span text:style-name="T92">(צריך <text:s text:c="2"/>לשלם </text:span><text:span text:style-name="T92">לו שיסכים לגור איתנו...)</text:span></text:p>
          </draw:text-box>
        </draw:frame>
        <draw:frame draw:style-name="standard" draw:layer="layout" svg:width="10.724cm" svg:height="4.746cm" svg:x="0.211cm" svg:y="2.5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8"><text:span text:style-name="T93">מרתף</text:span></text:p>
              </table:table-cell>
              <table:table-cell>
                <text:p text:style-name="P32"><text:span text:style-name="T93">סלון</text:span></text:p>
              </table:table-cell>
              <table:table-cell/>
            </table:table-row>
            <table:table-row table:style-name="ro4">
              <table:table-cell table:style-name="ce4">
                <text:p text:style-name="P33"><text:span text:style-name="T94">0</text:span></text:p>
              </table:table-cell>
              <table:table-cell table:style-name="ce5">
                <text:p text:style-name="P34"><text:span text:style-name="T95">150</text:span></text:p>
              </table:table-cell>
              <table:table-cell table:style-name="ce6">
                <text:p text:style-name="P35"><text:span text:style-name="T96">דייר א</text:span></text:p>
              </table:table-cell>
            </table:table-row>
            <table:table-row table:style-name="ro5">
              <table:table-cell table:style-name="ce5">
                <text:p text:style-name="P36"><text:span text:style-name="T95">10</text:span></text:p>
              </table:table-cell>
              <table:table-cell table:style-name="ce7">
                <text:p text:style-name="P37"><text:span text:style-name="T93">140</text:span></text:p>
              </table:table-cell>
              <table:table-cell table:style-name="ce6">
                <text:p text:style-name="P35"><text:span text:style-name="T96">דייר ב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39" draw:layer="layout" svg:width="27.178cm" svg:height="13.049cm" svg:x="0.199cm" svg:y="8.209cm">
          <draw:text-box>
            <text:p text:style-name="P10"><text:span text:style-name="T97">הוכח</text:span><text:span text:style-name="T97">ה</text:span><text:span text:style-name="T98">: </text:span><text:span text:style-name="T98">נניח </text:span><text:span text:style-name="T98">שיש </text:span><text:span text:style-name="T98">שני </text:span><text:span text:style-name="T98">דיירים </text:span><text:span text:style-name="T98">ושני </text:span><text:span text:style-name="T98">חדרי</text:span><text:span text:style-name="T98">ם, </text:span><text:span text:style-name="T98">הדירה </text:span><text:span text:style-name="T98">עולה </text:span><text:span text:style-name="T98">100</text:span><text:span text:style-name="T98"> </text:span><text:span text:style-name="T98">והערכ</text:span><text:span text:style-name="T98">ים הם </text:span><text:span text:style-name="T98">כמו </text:span><text:span text:style-name="T98">בטבל</text:span><text:span text:style-name="T98">ה </text:span><text:span text:style-name="T98">למעל</text:span><text:span text:style-name="T98">ה.</text:span></text:p>
            <text:p text:style-name="P10"><text:span text:style-name="T99">כל </text:span><text:span text:style-name="T99">חלוק</text:span><text:span text:style-name="T99">ה </text:span><text:span text:style-name="T99">ללא-</text:span><text:span text:style-name="T99">קנאה </text:span><text:span text:style-name="T99">ממק</text:span><text:span text:style-name="T99">סמת </text:span><text:span text:style-name="T99">סכום </text:span><text:span text:style-name="T99">ערכים</text:span><text:span text:style-name="T99">, לכן </text:span><text:span text:style-name="T99">יש </text:span><text:span text:style-name="T99">לתת </text:span><text:span text:style-name="T99">את </text:span><text:span text:style-name="T99">הסלון </text:span><text:span text:style-name="T99">לדייר </text:span><text:span text:style-name="T99">א ואת </text:span><text:span text:style-name="T99">המרת</text:span><text:span text:style-name="T99">ף </text:span><text:span text:style-name="T99">לדייר </text:span><text:span text:style-name="T99">ב. <text:s text:c="3"/></text:span></text:p>
            <text:p text:style-name="P10"><text:span text:style-name="T100">כדי </text:span><text:span text:style-name="T100">ש-ב </text:span><text:span text:style-name="T100">לא </text:span><text:span text:style-name="T100">יקנא, </text:span><text:span text:style-name="T100">המחי</text:span><text:span text:style-name="T100">ר של </text:span><text:span text:style-name="T100">הסלון </text:span><text:span text:style-name="T100">חייב </text:span><text:span text:style-name="T100">להיות </text:span><text:span text:style-name="T100">גבוה </text:span><text:span text:style-name="T100">יותר </text:span><text:span text:style-name="T100">ב-</text:span><text:span text:style-name="T100">13</text:span><text:span text:style-name="T100">0</text:span><text:span text:style-name="T100"> </text:span><text:span text:style-name="T100">(לפחו</text:span><text:span text:style-name="T100">ת). </text:span><text:span text:style-name="T100">הסכו</text:span><text:span text:style-name="T100">ם הוא </text:span><text:span text:style-name="T100">100</text:span><text:span text:style-name="T100"> </text:span><text:span text:style-name="T100">ולכן:</text:span></text:p>
            <text:p text:style-name="P38"><text:span text:style-name="T101"><text:s text:c="6"/></text:span><text:span text:style-name="T101">(price</text:span><text:span text:style-name="T101">_mart</text:span><text:span text:style-name="T101">ef + </text:span><text:span text:style-name="T101">130) </text:span><text:span text:style-name="T101">+ </text:span><text:span text:style-name="T101">price</text:span><text:span text:style-name="T101">_mart</text:span><text:span text:style-name="T101">ef = </text:span><text:span text:style-name="T101">100</text:span></text:p>
            <text:p text:style-name="P38"><text:span text:style-name="T101"><text:s text:c="6"/></text:span><text:span text:style-name="T101">price</text:span><text:span text:style-name="T101">_mart</text:span><text:span text:style-name="T101">ef = </text:span><text:span text:style-name="T101">-15</text:span></text:p>
            <text:p text:style-name="P10"><text:span text:style-name="T102">המחי</text:span><text:span text:style-name="T102">ר של </text:span><text:span text:style-name="T102">המרת</text:span><text:span text:style-name="T102">ף </text:span><text:span text:style-name="T102">חייב </text:span><text:span text:style-name="T102">להיות </text:span><text:span text:style-name="T102">שלילי! </text:span><text:span text:style-name="T102"><text:s/>***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8.002cm" svg:height="2.54cm" svg:x="0cm" svg:y="0cm" presentation:class="title" presentation:user-transformed="true">
          <draw:text-box>
            <text:p text:style-name="P8"><text:span text:style-name="T77">חלו</text:span><text:span text:style-name="T77">קת </text:span><text:span text:style-name="T77">שכר</text:span><text:span text:style-name="T77">-דיר</text:span><text:span text:style-name="T77">ה – </text:span><text:span text:style-name="T77">בעיי</text:span><text:span text:style-name="T77">ת </text:span><text:span text:style-name="T77">הטר</text:span><text:span text:style-name="T77">מפי</text:span><text:span text:style-name="T77">סט</text:span></text:p>
          </draw:text-box>
        </draw:frame>
        <draw:frame presentation:style-name="pr4" draw:text-style-name="P40" draw:layer="layout" svg:width="8.128cm" svg:height="17.526cm" svg:x="19.558cm" svg:y="2.54cm" presentation:class="outline" presentation:user-transformed="true">
          <draw:text-box>
            <text:p text:style-name="P10"><text:span text:style-name="T91">אותו משפט נכון גם <text:s/>כשסכום הערכים של כל דייר </text:span><text:span text:style-name="T91">שווה למחיר הכולל: <text:s/></text:span></text:p>
            <text:p text:style-name="P38"><text:span text:style-name="T89">p</text:span><text:span text:style-name="T103">c</text:span><text:span text:style-name="T104"> </text:span><text:span text:style-name="T105">≥ 35</text:span><text:span text:style-name="T106"> [d envies]</text:span></text:p>
            <text:p text:style-name="P38"><text:span text:style-name="T107">p</text:span><text:span text:style-name="T108">b</text:span><text:span text:style-name="T109"> ≥ 33</text:span><text:span text:style-name="T110"> [d envies]</text:span></text:p>
            <text:p text:style-name="P38"><text:span text:style-name="T111">p</text:span><text:span text:style-name="T112">a</text:span><text:span text:style-name="T113"> ≥ 33</text:span><text:span text:style-name="T114"> [c envies]</text:span></text:p>
            <text:p text:style-name="P38"><text:span text:style-name="T115">p</text:span><text:span text:style-name="T116">d</text:span><text:span text:style-name="T117"> ≤ </text:span><text:span text:style-name="T118">-1/4 </text:span><text:span text:style-name="T119">[sum=100]</text:span></text:p>
          </draw:text-box>
        </draw:frame>
        <draw:frame draw:style-name="standard" draw:layer="layout" svg:width="18.895cm" svg:height="15.532cm" svg:x="0.408cm" svg:y="5.0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8">
              <table:table-cell>
                <text:p text:style-name="P41"><text:span text:style-name="T101">חדר א</text:span></text:p>
              </table:table-cell>
              <table:table-cell>
                <text:p text:style-name="P42"><text:span text:style-name="T101">חדר ב</text:span></text:p>
              </table:table-cell>
              <table:table-cell>
                <text:p text:style-name="P42"><text:span text:style-name="T101">חדר ג</text:span></text:p>
              </table:table-cell>
              <table:table-cell>
                <text:p text:style-name="P42"><text:span text:style-name="T101">חדר ד</text:span></text:p>
              </table:table-cell>
              <table:table-cell/>
            </table:table-row>
            <table:table-row table:style-name="ro7" table:default-cell-style-name="ce10">
              <table:table-cell table:style-name="ce9">
                <text:p text:style-name="P43"><text:span text:style-name="T120">36</text:span></text:p>
              </table:table-cell>
              <table:table-cell>
                <text:p text:style-name="P44"><text:span text:style-name="T101">34</text:span></text:p>
              </table:table-cell>
              <table:table-cell>
                <text:p text:style-name="P44"><text:span text:style-name="T101">30</text:span></text:p>
              </table:table-cell>
              <table:table-cell>
                <text:p text:style-name="P44"><text:span text:style-name="T101">0</text:span></text:p>
              </table:table-cell>
              <table:table-cell table:style-name="ce8">
                <text:p text:style-name="P42"><text:span text:style-name="T101">דייר א</text:span></text:p>
              </table:table-cell>
            </table:table-row>
            <table:table-row table:style-name="ro7" table:default-cell-style-name="ce10">
              <table:table-cell>
                <text:p text:style-name="P45"><text:span text:style-name="T101">31</text:span></text:p>
              </table:table-cell>
              <table:table-cell table:style-name="ce9">
                <text:p text:style-name="P46"><text:span text:style-name="T120">36</text:span></text:p>
              </table:table-cell>
              <table:table-cell>
                <text:p text:style-name="P44"><text:span text:style-name="T101">33</text:span></text:p>
              </table:table-cell>
              <table:table-cell>
                <text:p text:style-name="P44"><text:span text:style-name="T101">0</text:span></text:p>
              </table:table-cell>
              <table:table-cell table:style-name="ce8">
                <text:p text:style-name="P42"><text:span text:style-name="T101">דייר ב</text:span></text:p>
              </table:table-cell>
            </table:table-row>
            <table:table-row table:style-name="ro7" table:default-cell-style-name="ce10">
              <table:table-cell>
                <text:p text:style-name="P45"><text:span text:style-name="T101">34</text:span></text:p>
              </table:table-cell>
              <table:table-cell>
                <text:p text:style-name="P44"><text:span text:style-name="T101">30</text:span></text:p>
              </table:table-cell>
              <table:table-cell table:style-name="ce9">
                <text:p text:style-name="P46"><text:span text:style-name="T120">36</text:span></text:p>
              </table:table-cell>
              <table:table-cell>
                <text:p text:style-name="P44"><text:span text:style-name="T101">0</text:span></text:p>
              </table:table-cell>
              <table:table-cell table:style-name="ce8">
                <text:p text:style-name="P42"><text:span text:style-name="T101">דייר ג</text:span></text:p>
              </table:table-cell>
            </table:table-row>
            <table:table-row table:style-name="ro7" table:default-cell-style-name="ce10">
              <table:table-cell>
                <text:p text:style-name="P45"><text:span text:style-name="T101">32</text:span></text:p>
              </table:table-cell>
              <table:table-cell>
                <text:p text:style-name="P44"><text:span text:style-name="T101">33</text:span></text:p>
              </table:table-cell>
              <table:table-cell>
                <text:p text:style-name="P44"><text:span text:style-name="T101">35</text:span></text:p>
              </table:table-cell>
              <table:table-cell table:style-name="ce9">
                <text:p text:style-name="P46"><text:span text:style-name="T120">0</text:span></text:p>
              </table:table-cell>
              <table:table-cell table:style-name="ce8">
                <text:p text:style-name="P42"><text:span text:style-name="T101">דייר ד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<text:span text:style-name="T121">חלוק</text:span><text:span text:style-name="T121">ת </text:span><text:span text:style-name="T121">שכר </text:span><text:span text:style-name="T121">דירה </text:span><text:span text:style-name="T121">– </text:span><text:span text:style-name="T121">טריל</text:span><text:span text:style-name="T121">מה</text:span></text:p>
          </draw:text-box>
        </draw:frame>
        <draw:frame draw:style-name="standard" draw:layer="layout" svg:width="26.413cm" svg:height="16.485cm" svg:x="0.852cm" svg:y="2.88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8" table:default-cell-style-name="ce11">
              <table:table-cell>
                <text:p text:style-name="P41"><text:span text:style-name="T122">דיירים שמקבלים כסף</text:span></text:p>
              </table:table-cell>
              <table:table-cell>
                <text:p text:style-name="P47"><text:span text:style-name="T122">קנאה</text:span></text:p>
              </table:table-cell>
              <table:table-cell>
                <text:p text:style-name="P47"><text:span text:style-name="T122"><text:s text:c="2"/>עובד רק עם "דיירים עניים”</text:span></text:p>
              </table:table-cell>
              <table:table-cell table:style-name="ce2"/>
            </table:table-row>
            <table:table-row table:style-name="ro9" table:default-cell-style-name="ce12">
              <table:table-cell>
                <text:p text:style-name="P48"><text:span text:style-name="T123">לא</text:span></text:p>
              </table:table-cell>
              <table:table-cell>
                <text:p text:style-name="P49"><text:span text:style-name="T123">לא</text:span></text:p>
              </table:table-cell>
              <table:table-cell table:style-name="ce13">
                <text:p text:style-name="P50"><text:span text:style-name="T124">כן</text:span></text:p>
              </table:table-cell>
              <table:table-cell table:style-name="ce14">
                <text:p text:style-name="P51"><text:span text:style-name="T125">אלגוריתם סוּ והמשולשים</text:span></text:p>
              </table:table-cell>
            </table:table-row>
            <table:table-row table:style-name="ro10" table:default-cell-style-name="ce12">
              <table:table-cell table:style-name="ce13">
                <text:p text:style-name="P48"><text:span text:style-name="T124">כן</text:span></text:p>
              </table:table-cell>
              <table:table-cell>
                <text:p text:style-name="P49"><text:span text:style-name="T123">לא</text:span></text:p>
              </table:table-cell>
              <table:table-cell>
                <text:p text:style-name="P49"><text:span text:style-name="T123">לא</text:span></text:p>
              </table:table-cell>
              <table:table-cell table:style-name="ce14">
                <text:p text:style-name="P51"><text:span text:style-name="T125">שידוך מקסימלי</text:span></text:p>
              </table:table-cell>
            </table:table-row>
            <table:table-row table:style-name="ro10" table:default-cell-style-name="ce12">
              <table:table-cell>
                <text:p text:style-name="P48"><text:span text:style-name="T123">לא</text:span></text:p>
              </table:table-cell>
              <table:table-cell table:style-name="ce13">
                <text:p text:style-name="P50"><text:span text:style-name="T124">כן</text:span></text:p>
              </table:table-cell>
              <table:table-cell>
                <text:p text:style-name="P49"><text:span text:style-name="T123">לא</text:span></text:p>
              </table:table-cell>
              <table:table-cell table:style-name="ce14">
                <text:p text:style-name="P51"><text:span text:style-name="T125">שידוך מקסימלי עם מחיר מינ. </text:span><text:span text:style-name="T125">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3" svg:font-family="'Liberation Sans'" style:font-pitch="variable"/>
    <style:font-face style:name="Liberation Sans12" svg:font-family="'Liberation Sans'" style:font-adornments="Regular" style:font-pitch="variable"/>
    <style:font-face style:name="Liberation Sans9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7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10" svg:font-family="'Liberation Sans'" style:font-family-generic="system" style:font-pitch="variable"/>
    <style:font-face style:name="Liberation Sans11" svg:font-family="'Liberation Sans'" style:font-adornments="Regular" style:font-family-generic="system" style:font-pitch="variable"/>
    <style:font-face style:name="Liberation Sans8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9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9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1-07">7/11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</text:span><text:span text:style-name="MT5">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701</meta:editing-cycles>
    <dc:date>2019-11-07T15:44:23.985035300</dc:date>
    <meta:editing-duration>P2DT14H12M6S</meta:editing-duration>
    <meta:generator>LibreOffice/6.2.4.2$Linux_X86_64 LibreOffice_project/20$Build-2</meta:generator>
    <dc:creator>Erel Segal-Halevi</dc:creator>
    <meta:document-statistic meta:object-count="23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